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 fo:break-before="column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IE I</text:p>
      <text:p text:style-name="Standard"><draw:frame draw:style-name="fr1" draw:name="Objet1" text:anchor-type="as-char" svg:width="12.924cm" svg:height="7.865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t3" text:anchor-type="as-char" svg:width="12.317cm" svg:height="3.427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4">PARTIE II</text:p>
      <text:p text:style-name="P2"/>
      <text:p text:style-name="P3"><draw:frame draw:style-name="fr1" draw:name="Objet4" text:anchor-type="as-char" svg:width="4.794cm" svg:height="2.701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><draw:frame draw:style-name="fr1" draw:name="Objet10" text:anchor-type="as-char" svg:width="8.844cm" svg:height="7.438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text:soft-page-break/><draw:frame draw:style-name="fr1" draw:name="Objet5" text:anchor-type="as-char" svg:width="12.256cm" svg:height="12.425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4">PARTIE III</text:p>
      <text:p text:style-name="P3"><draw:frame draw:style-name="fr1" draw:name="Objet6" text:anchor-type="as-char" svg:width="11.693cm" svg:height="7.124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4"><text:soft-page-break/>PARTIE IV</text:p>
      <text:p text:style-name="P3"><draw:frame draw:style-name="fr1" draw:name="Objet7" text:anchor-type="as-char" svg:width="7.983cm" svg:height="6.863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><draw:frame draw:style-name="fr1" draw:name="Objet8" text:anchor-type="as-char" svg:width="13.277cm" svg:height="8.521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<draw:frame draw:style-name="fr1" draw:name="Objet9" text:anchor-type="as-char" svg:width="5.329cm" svg:height="2.683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columns fo:column-count="2" fo:column-gap="0cm">
          <style:column-sep style:width="0.002cm" style:color="#000000" style:height="100%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DM n°6</text:p>
        <text:p text:style-name="MP1">Elie GEDEON MPSI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1-21T21:54:27</meta:creation-date>
    <dc:date>2008-11-23T15:14:48.28</dc:date>
    <meta:editing-cycles>10</meta:editing-cycles>
    <meta:editing-duration>PT04H03M04S</meta:editing-duration>
    <meta:printed-by>GEDEON</meta:printed-by>
    <meta:print-date>2008-11-23T11:43:36.67</meta:print-date>
    <dc:creator>GEDEON</dc:creator>
    <meta:document-statistic meta:table-count="0" meta:image-count="0" meta:object-count="9" meta:page-count="3" meta:paragraph-count="15" meta:word-count="13" meta:character-count="6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text>1°)</math:mtext>
            <math:mo math:stretchy="false">∀</math:mo>
            <math:mrow>
              <math:mi>n</math:mi>
              <math:mo math:stretchy="false">∈</math:mo>
              <math:mo math:stretchy="false">ℕ</math:mo>
            </math:mrow>
          </math:mrow>
        </math:mrow>
      </math:mtr>
      <math:mtr>
        <math:mrow>
          <math:mrow>
            <math:mi>w</math:mi>
            <math:mrow>
              <math:mrow>
                <math:mo math:stretchy="false">(</math:mo>
                <math:mi>n</math:mi>
                <math:mo math:stretchy="false">)</math:mo>
              </math:mrow>
              <math:mo math:stretchy="false">=</math:mo>
              <math:mi math:fontstyle="italic">max</math:mi>
            </math:mrow>
            <math:mfenced math:open="" math:close="">
              <math:mrow>
                <math:mfenced math:open="" math:close="">
                  <math:mtable>
                    <math:mtr>
                      <math:mi>n</math:mi>
                    </math:mtr>
                    <math:mtr>
                      <math:mn>0</math:mn>
                    </math:mtr>
                  </math:mtable>
                </math:mfenced>
                <math:mi>,</math:mi>
                <math:mfenced math:open="" math:close="">
                  <math:mtable>
                    <math:mtr>
                      <math:mi>n</math:mi>
                    </math:mtr>
                    <math:mtr>
                      <math:mn>1</math:mn>
                    </math:mtr>
                  </math:mtable>
                </math:mfenced>
                <math:mi>,</math:mi>
                <math:mn>...</math:mn>
                <math:mfenced math:open="" math:close="">
                  <math:mtable>
                    <math:mtr>
                      <math:mi>n</math:mi>
                    </math:mtr>
                    <math:mtr>
                      <math:mi>n</math:mi>
                    </math:mtr>
                  </math:mtable>
                </math:mfenced>
              </math:mrow>
            </math:mfenced>
          </math:mrow>
        </math:mrow>
      </math:mtr>
      <math:mtr>
        <math:mrow>
          <math:mrow>
            <math:mtext>comme</math:mtext>
            <math:mrow>
              <math:mrow>
                <math:mo math:stretchy="false">(</math:mo>
                <math:mrow>
                  <math:mi>k</math:mi>
                  <math:mo math:stretchy="false">→</math:mo>
                  <math:mfenced math:open="" math:close="">
                    <math:mtable>
                      <math:mtr>
                        <math:mi>n</math:mi>
                      </math:mtr>
                      <math:mtr>
                        <math:mi>k</math:mi>
                      </math:mtr>
                    </math:mtable>
                  </math:mfenced>
                </math:mrow>
                <math:mo math:stretchy="false">)</math:mo>
              </math:mrow>
              <math:mo math:stretchy="false">=</math:mo>
              <math:mrow>
                <math:mo math:stretchy="false">(</math:mo>
                <math:mrow>
                  <math:mi>k</math:mi>
                  <math:mo math:stretchy="false">→</math:mo>
                  <math:mfrac>
                    <math:mrow>
                      <math:mi>n</math:mi>
                      <math:mi>!</math:mi>
                    </math:mrow>
                    <math:mrow>
                      <math:mrow>
                        <math:mo math:stretchy="false">(</math:mo>
                        <math:mrow>
                          <math:mi>n</math:mi>
                          <math:mo math:stretchy="false">−</math:mo>
                          <math:mi>k</math:mi>
                        </math:mrow>
                        <math:mo math:stretchy="false">)</math:mo>
                      </math:mrow>
                      <math:mi>!</math:mi>
                      <math:mi>k</math:mi>
                      <math:mi>!</math:mi>
                    </math:mrow>
                  </math:mfrac>
                </math:mrow>
                <math:mo math:stretchy="false">)</math:mo>
              </math:mrow>
            </math:mrow>
            <math:mtext>est strictement croissante sur </math:mtext>
            <math:mfenced math:open="{" math:close="}">
              <math:mrow>
                <math:mn>0..</math:mn>
                <math:mfenced math:open="⌊" math:close="⌋">
                  <math:mfrac>
                    <math:mi>n</math:mi>
                    <math:mn>2</math:mn>
                  </math:mfrac>
                </math:mfenced>
              </math:mrow>
            </math:mfenced>
          </math:mrow>
        </math:mrow>
      </math:mtr>
      <math:mtr>
        <math:mrow>
          <math:mrow>
            <math:mtext>strictement décroissante sur </math:mtext>
            <math:mfenced math:open="{" math:close="}">
              <math:mrow>
                <math:mfenced math:open="⌈" math:close="⌉">
                  <math:mfrac>
                    <math:mi>n</math:mi>
                    <math:mn>2</math:mn>
                  </math:mfrac>
                </math:mfenced>
                <math:mn>..</math:mn>
                <math:mi>n</math:mi>
              </math:mrow>
            </math:mfenced>
          </math:mrow>
        </math:mrow>
      </math:mtr>
      <math:mtr>
        <math:mrow>
          <math:mrow>
            <math:mtext>et </math:mtext>
            <math:mrow>
              <math:mfenced math:open="" math:close="">
                <math:mtable>
                  <math:mtr>
                    <math:mi>n</math:mi>
                  </math:mtr>
                  <math:mtr>
                    <math:mfenced math:open="⌊" math:close="⌋">
                      <math:mfrac>
                        <math:mi>n</math:mi>
                        <math:mn>2</math:mn>
                      </math:mfrac>
                    </math:mfenced>
                  </math:mtr>
                </math:mtable>
              </math:mfenced>
              <math:mo math:stretchy="false">=</math:mo>
              <math:mfenced math:open="" math:close="">
                <math:mtable>
                  <math:mtr>
                    <math:mi>n</math:mi>
                  </math:mtr>
                  <math:mtr>
                    <math:mfenced math:open="⌈" math:close="⌉">
                      <math:mfrac>
                        <math:mi>n</math:mi>
                        <math:mn>2</math:mn>
                      </math:mfrac>
                    </math:mfenced>
                  </math:mtr>
                </math:mtable>
              </math:mfenced>
            </math:mrow>
          </math:mrow>
        </math:mrow>
      </math:mtr>
      <math:mtr>
        <math:mrow>
          <math:mrow>
            <math:mtext>alors</math:mtext>
            <math:munder math:accentunder="true">
              <math:mover math:accent="true">
                <math:mfenced math:open="∣" math:close="∣">
                  <math:mrow>
                    <math:mi>w</math:mi>
                    <math:mrow>
                      <math:mrow>
                        <math:mrow>
                          <math:mo math:stretchy="false">(</math:mo>
                          <math:mi>n</math:mi>
                          <math:mo math:stretchy="false">)</math:mo>
                        </math:mrow>
                        <math:mo math:stretchy="false">=</math:mo>
                        <math:mfenced math:open="" math:close="">
                          <math:mtable>
                            <math:mtr>
                              <math:mi>n</math:mi>
                            </math:mtr>
                            <math:mtr>
                              <math:mfenced math:open="⌊" math:close="⌋">
                                <math:mfrac>
                                  <math:mi>n</math:mi>
                                  <math:mn>2</math:mn>
                                </math:mfrac>
                              </math:mfenced>
                            </math:mtr>
                          </math:mtable>
                        </math:mfenced>
                      </math:mrow>
                      <math:mo math:stretchy="false">=</math:mo>
                      <math:mfenced math:open="" math:close="">
                        <math:mtable>
                          <math:mtr>
                            <math:mi>n</math:mi>
                          </math:mtr>
                          <math:mtr>
                            <math:mfenced math:open="⌈" math:close="⌉">
                              <math:mfrac>
                                <math:mi>n</math:mi>
                                <math:mn>2</math:mn>
                              </math:mfrac>
                            </math:mfenced>
                          </math:mtr>
                        </math:mtable>
                      </math:mfenced>
                    </math:mrow>
                  </math:mrow>
                </math:mfenced>
                <math:mo>¯</math:mo>
              </math:mover>
              <math:mo>̲</math:mo>
            </math:munder>
          </math:mrow>
        </math:mrow>
      </math:mtr>
    </math:mtable>
    <math:annotation math:encoding="StarMath 5.0">alignl  "1°)"
forall n in setN

newline alignl
w(n) = max left (left ( stack{n # 0} right ),
			               left ( stack{n # 1} right ), ...
  				         left ( stack{n # n} right ) right)

newline alignl
"comme"
(k rightarrow left ( stack{n # k} right))
=
(k rightarrow {n!} over {(n-k)!k!})
"est strictement croissante sur "
left lbrace 0.. left lfloor {n over 2} right rfloor right rbrace

newline alignl
"strictement décroissante sur "
left lbrace left lceil {n over 2} right rceil .. n right rbrace

newline alignl
"et "
left (stack{n # left lfloor {n over 2} right rfloor} right )
=
left (stack{n # left lceil {n over 2} right rceil} right)

newline alignl
"alors"
underline overline {left lline
w(n)
=
left ( stack{n # left lfloor {n over 2} right rfloor} right )
=
left ( stack{n # left lceil {n over 2} right rceil} right )
right rline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text>2°)</math:mtext>
            <math:mo math:stretchy="false">∀</math:mo>
            <math:mrow>
              <math:mi>t</math:mi>
              <math:mo math:stretchy="false">∈</math:mo>
              <math:mo math:stretchy="false">ℝ</math:mo>
            </math:mrow>
            <math:mi math:fontstyle="italic">tq</math:mi>
            <math:msup>
              <math:mi>f</math:mi>
              <math:mrow>
                <math:mo math:stretchy="false">−</math:mo>
                <math:mn>1</math:mn>
              </math:mrow>
            </math:msup>
            <math:mrow>
              <math:mrow>
                <math:mo math:stretchy="false">(</math:mo>
                <math:mrow>
                  <math:mo math:stretchy="false">{</math:mo>
                  <math:mi>t</math:mi>
                  <math:mo math:stretchy="false">}</math:mo>
                </math:mrow>
                <math:mo math:stretchy="false">)</math:mo>
              </math:mrow>
              <math:mo math:stretchy="false">≠</math:mo>
              <math:mo math:stretchy="false">∅</math:mo>
            </math:mrow>
            <math:mi>,</math:mi>
          </math:mrow>
        </math:mrow>
      </math:mtr>
      <math:mtr>
        <math:mrow>
          <math:mrow>
            <math:mo math:stretchy="false">∀</math:mo>
            <math:mrow>
              <math:mrow>
                <math:mo math:stretchy="false">(</math:mo>
                <math:mrow>
                  <math:mi>A</math:mi>
                  <math:mi>,</math:mi>
                  <math:mi>B</math:mi>
                </math:mrow>
                <math:mo math:stretchy="false">)</math:mo>
              </math:mrow>
              <math:mo math:stretchy="false">∈</math:mo>
              <math:msup>
                <math:mi>f</math:mi>
                <math:mrow>
                  <math:mo math:stretchy="false">−</math:mo>
                  <math:mn>1</math:mn>
                </math:mrow>
              </math:msup>
            </math:mrow>
            <math:msup>
              <math:mrow>
                <math:mo math:stretchy="false">(</math:mo>
                <math:mrow>
                  <math:mo math:stretchy="false">{</math:mo>
                  <math:mi>t</math:mi>
                  <math:mo math:stretchy="false">}</math:mo>
                </math:mrow>
                <math:mo math:stretchy="false">)</math:mo>
              </math:mrow>
              <math:mn>2</math:mn>
            </math:msup>
          </math:mrow>
        </math:mrow>
      </math:mtr>
      <math:mtr>
        <math:mrow>
          <math:mrow>
            <math:mi>f</math:mi>
            <math:mrow>
              <math:mrow>
                <math:mo math:stretchy="false">(</math:mo>
                <math:mi>A</math:mi>
                <math:mo math:stretchy="false">)</math:mo>
              </math:mrow>
              <math:mo math:stretchy="false">=</math:mo>
              <math:mi>f</math:mi>
            </math:mrow>
            <math:mrow>
              <math:mo math:stretchy="false">(</math:mo>
              <math:mi>B</math:mi>
              <math:mo math:stretchy="false">)</math:mo>
            </math:mrow>
          </math:mrow>
        </math:mrow>
      </math:mtr>
      <math:mtr>
        <math:mrow>
          <math:mtext>D'où</math:mtext>
        </math:mrow>
      </math:mtr>
      <math:mtr>
        <math:mrow>
          <math:mrow>
            <math:mi>A</math:mi>
            <math:mo math:stretchy="false">⊂</math:mo>
            <math:mi>B</math:mi>
          </math:mrow>
        </math:mrow>
      </math:mtr>
      <math:mtr>
        <math:mrow>
          <math:mrow>
            <math:mo math:stretchy="false">⇒</math:mo>
            <math:mrow>
              <math:mrow>
                <math:munder>
                  <math:mo math:stretchy="false">∑</math:mo>
                  <math:mrow>
                    <math:mi>i</math:mi>
                    <math:mo math:stretchy="false">∈</math:mo>
                    <math:mi>A</math:mi>
                  </math:mrow>
                </math:munder>
                <math:msub>
                  <math:mi>a</math:mi>
                  <math:mi>i</math:mi>
                </math:msub>
              </math:mrow>
              <math:mo math:stretchy="false">=</math:mo>
              <math:mrow>
                <math:munder>
                  <math:mo math:stretchy="false">∑</math:mo>
                  <math:mrow>
                    <math:mi>i</math:mi>
                    <math:mo math:stretchy="false">∈</math:mo>
                    <math:mi>B</math:mi>
                  </math:mrow>
                </math:munder>
                <math:msub>
                  <math:mi>a</math:mi>
                  <math:mi>i</math:mi>
                </math:msub>
              </math:mrow>
            </math:mrow>
          </math:mrow>
        </math:mrow>
      </math:mtr>
      <math:mtr>
        <math:mrow>
          <math:mrow>
            <math:mo math:stretchy="false">⇒</math:mo>
            <math:mrow>
              <math:mrow>
                <math:munder>
                  <math:mo math:stretchy="false">∑</math:mo>
                  <math:mrow>
                    <math:mi>i</math:mi>
                    <math:mo math:stretchy="false">∈</math:mo>
                    <math:mi>A</math:mi>
                  </math:mrow>
                </math:munder>
                <math:msub>
                  <math:mi>a</math:mi>
                  <math:mi>i</math:mi>
                </math:msub>
              </math:mrow>
              <math:mo math:stretchy="false">=</math:mo>
              <math:mrow>
                <math:mrow>
                  <math:munder>
                    <math:mo math:stretchy="false">∑</math:mo>
                    <math:mrow>
                      <math:mi>i</math:mi>
                      <math:mo math:stretchy="false">∈</math:mo>
                      <math:mi>A</math:mi>
                    </math:mrow>
                  </math:munder>
                  <math:msub>
                    <math:mi>a</math:mi>
                    <math:mi>i</math:mi>
                  </math:msub>
                </math:mrow>
                <math:mo math:stretchy="false">+</math:mo>
                <math:mrow>
                  <math:munder>
                    <math:mo math:stretchy="false">∑</math:mo>
                    <math:mrow>
                      <math:mi>i</math:mi>
                      <math:mo math:stretchy="false">∈</math:mo>
                      <math:mrow>
                        <math:mi>B</math:mi>
                        <math:mo math:stretchy="false">/</math:mo>
                        <math:mi>A</math:mi>
                      </math:mrow>
                    </math:mrow>
                  </math:munder>
                  <math:msub>
                    <math:mi>a</math:mi>
                    <math:mi>i</math:mi>
                  </math:msub>
                </math:mrow>
              </math:mrow>
            </math:mrow>
          </math:mrow>
        </math:mrow>
      </math:mtr>
      <math:mtr>
        <math:mrow>
          <math:mrow>
            <math:mo math:stretchy="false">⇒</math:mo>
            <math:mrow>
              <math:mrow>
                <math:munder>
                  <math:mo math:stretchy="false">∑</math:mo>
                  <math:mrow>
                    <math:mi>i</math:mi>
                    <math:mo math:stretchy="false">∈</math:mo>
                    <math:mrow>
                      <math:mi>B</math:mi>
                      <math:mo math:stretchy="false">/</math:mo>
                      <math:mi>A</math:mi>
                    </math:mrow>
                  </math:mrow>
                </math:munder>
                <math:msub>
                  <math:mi>a</math:mi>
                  <math:mi>i</math:mi>
                </math:msub>
              </math:mrow>
              <math:mo math:stretchy="false">=</math:mo>
              <math:mn>0</math:mn>
            </math:mrow>
          </math:mrow>
        </math:mrow>
      </math:mtr>
      <math:mtr>
        <math:mrow>
          <math:mrow>
            <math:mo math:stretchy="false">⇒</math:mo>
            <math:mrow>
              <math:mrow>
                <math:mi>B</math:mi>
                <math:mo math:stretchy="false">/</math:mo>
                <math:mi>A</math:mi>
              </math:mrow>
              <math:mo math:stretchy="false">=</math:mo>
              <math:mo math:stretchy="false">∅</math:mo>
            </math:mrow>
            <math:mrow>
              <math:mo math:stretchy="false">(</math:mo>
              <math:mrow>
                <math:mi math:fontstyle="italic">car</math:mi>
                <math:mrow>
                  <math:msub>
                    <math:mi>a</math:mi>
                    <math:mi>i</math:mi>
                  </math:msub>
                  <math:mo math:stretchy="false">&gt;</math:mo>
                  <math:mn>0</math:mn>
                </math:mrow>
                <math:mo math:stretchy="false">∀</math:mo>
                <math:mi>i</math:mi>
              </math:mrow>
              <math:mo math:stretchy="false">)</math:mo>
            </math:mrow>
          </math:mrow>
        </math:mrow>
      </math:mtr>
      <math:mtr>
        <math:mrow>
          <math:mrow>
            <math:mo math:stretchy="false">⇒</math:mo>
            <math:mrow>
              <math:mi>B</math:mi>
              <math:mo math:stretchy="false">=</math:mo>
              <math:mi>A</math:mi>
            </math:mrow>
          </math:mrow>
        </math:mrow>
      </math:mtr>
      <math:mtr>
        <math:mrow>
          <math:mrow>
            <math:mtext>De même</math:mtext>
            <math:mrow>
              <math:mi>B</math:mi>
              <math:mo math:stretchy="false">⊂</math:mo>
              <math:mi>A</math:mi>
            </math:mrow>
            <math:mo math:stretchy="false">⇒</math:mo>
            <math:mrow>
              <math:mi>B</math:mi>
              <math:mo math:stretchy="false">=</math:mo>
              <math:mi>A</math:mi>
            </math:mrow>
          </math:mrow>
        </math:mrow>
      </math:mtr>
      <math:mtr>
        <math:mrow>
          <math:mrow>
            <math:mtext>D'où</math:mtext>
            <math:mover math:accent="true">
              <math:munder math:accentunder="true">
                <math:mfenced math:open="∣" math:close="∣">
                  <math:mrow>
                    <math:msup>
                      <math:mi>f</math:mi>
                      <math:mrow>
                        <math:mo math:stretchy="false">−</math:mo>
                        <math:mn>1</math:mn>
                      </math:mrow>
                    </math:msup>
                    <math:mrow>
                      <math:mo math:stretchy="false">(</math:mo>
                      <math:mrow>
                        <math:mo math:stretchy="false">{</math:mo>
                        <math:mi>t</math:mi>
                        <math:mo math:stretchy="false">}</math:mo>
                      </math:mrow>
                      <math:mo math:stretchy="false">)</math:mo>
                    </math:mrow>
                    <math:mtext>est une partie de sperner si non vide</math:mtext>
                  </math:mrow>
                </math:mfenced>
                <math:mo>̲</math:mo>
              </math:munder>
              <math:mo>¯</math:mo>
            </math:mover>
          </math:mrow>
        </math:mrow>
      </math:mtr>
    </math:mtable>
    <math:annotation math:encoding="StarMath 5.0">alignl "2°)"
forall t in setR tq f^-1(lbrace t rbrace) &lt;&gt; emptyset,

newline alignl
forall (A,B) in f^-1(lbrace t rbrace)^2

newline alignl
f(A) = f(B)

newline alignl
"D'où"

newline alignl
A subset B

newline alignl
drarrow
sum from {i in A} a_i = sum from {i in B} a_i

newline alignl
drarrow
sum from {i in A} a_i = sum from {i in A} a_i + sum from {i in B/A} a_i

newline alignl
drarrow
sum from {i in B/A} a_i = 0

newline alignl
drarrow
B/A = emptyset (car a_i &gt; 0 forall i)

newline alignl
drarrow
B=A

newline alignl
"De même" B subset A drarrow B=A

newline alignl
"D'où"
overline underline left lline
f^-1(lbrace t rbrace) "est une partie de sperner si non vide"
right rline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2°)</math:mtext>
        </math:mrow>
      </math:mtr>
      <math:mtr>
        <math:mrow>
          <math:mrow>
            <math:mn>2.</math:mn>
            <math:mi>w</math:mi>
            <math:mrow>
              <math:mrow>
                <math:mrow>
                  <math:mrow>
                    <math:mrow>
                      <math:mo math:stretchy="false">(</math:mo>
                      <math:mrow>
                        <math:mn>2n</math:mn>
                        <math:mo math:stretchy="false">−</math:mo>
                        <math:mn>1</math:mn>
                      </math:mrow>
                      <math:mo math:stretchy="false">)</math:mo>
                    </math:mrow>
                    <math:mo math:stretchy="false">=</math:mo>
                    <math:mrow>
                      <math:mfenced math:open="" math:close="">
                        <math:mtable>
                          <math:mtr>
                            <math:mrow>
                              <math:mn>2</math:mn>
                              <math:mrow>
                                <math:mi>n</math:mi>
                                <math:mo math:stretchy="false">−</math:mo>
                                <math:mn>1</math:mn>
                              </math:mrow>
                            </math:mrow>
                          </math:mtr>
                          <math:mtr>
                            <math:mfenced math:open="⌊" math:close="⌋">
                              <math:mrow>
                                <math:mi>n</math:mi>
                                <math:mo math:stretchy="false">−</math:mo>
                                <math:mfrac>
                                  <math:mn>1</math:mn>
                                  <math:mn>2</math:mn>
                                </math:mfrac>
                              </math:mrow>
                            </math:mfenced>
                          </math:mtr>
                        </math:mtable>
                      </math:mfenced>
                      <math:mo math:stretchy="false">+</math:mo>
                      <math:mfenced math:open="" math:close="">
                        <math:mtable>
                          <math:mtr>
                            <math:mrow>
                              <math:mn>2</math:mn>
                              <math:mrow>
                                <math:mi>n</math:mi>
                                <math:mo math:stretchy="false">−</math:mo>
                                <math:mn>1</math:mn>
                              </math:mrow>
                            </math:mrow>
                          </math:mtr>
                          <math:mtr>
                            <math:mfenced math:open="⌈" math:close="⌉">
                              <math:mrow>
                                <math:mi>n</math:mi>
                                <math:mo math:stretchy="false">−</math:mo>
                                <math:mfrac>
                                  <math:mn>1</math:mn>
                                  <math:mn>2</math:mn>
                                </math:mfrac>
                              </math:mrow>
                            </math:mfenced>
                          </math:mtr>
                        </math:mtable>
                      </math:mfenced>
                    </math:mrow>
                  </math:mrow>
                  <math:mo math:stretchy="false">=</math:mo>
                  <math:mrow>
                    <math:mfenced math:open="" math:close="">
                      <math:mtable>
                        <math:mtr>
                          <math:mrow>
                            <math:mn>2</math:mn>
                            <math:mrow>
                              <math:mi>n</math:mi>
                              <math:mo math:stretchy="false">−</math:mo>
                              <math:mn>1</math:mn>
                            </math:mrow>
                          </math:mrow>
                        </math:mtr>
                        <math:mtr>
                          <math:mrow>
                            <math:mi>n</math:mi>
                            <math:mo math:stretchy="false">−</math:mo>
                            <math:mn>1</math:mn>
                          </math:mrow>
                        </math:mtr>
                      </math:mtable>
                    </math:mfenced>
                    <math:mo math:stretchy="false">+</math:mo>
                    <math:mfenced math:open="" math:close="">
                      <math:mtable>
                        <math:mtr>
                          <math:mrow>
                            <math:mn>2</math:mn>
                            <math:mrow>
                              <math:mi>n</math:mi>
                              <math:mo math:stretchy="false">−</math:mo>
                              <math:mn>1</math:mn>
                            </math:mrow>
                          </math:mrow>
                        </math:mtr>
                        <math:mtr>
                          <math:mi>n</math:mi>
                        </math:mtr>
                      </math:mtable>
                    </math:mfenced>
                  </math:mrow>
                </math:mrow>
                <math:mo math:stretchy="false">=</math:mo>
                <math:mfenced math:open="" math:close="">
                  <math:mtable>
                    <math:mtr>
                      <math:mrow>
                        <math:mn>2</math:mn>
                        <math:mi>n</math:mi>
                      </math:mrow>
                    </math:mtr>
                    <math:mtr>
                      <math:mi>n</math:mi>
                    </math:mtr>
                  </math:mtable>
                </math:mfenced>
              </math:mrow>
              <math:mo math:stretchy="false">=</math:mo>
              <math:mi>w</math:mi>
            </math:mrow>
            <math:mrow>
              <math:mo math:stretchy="false">(</math:mo>
              <math:mn>2n</math:mn>
              <math:mo math:stretchy="false">)</math:mo>
            </math:mrow>
          </math:mrow>
        </math:mrow>
      </math:mtr>
      <math:mtr>
        <math:mrow>
          <math:mrow>
            <math:mo math:stretchy="false">⇒</math:mo>
            <math:mover math:accent="true">
              <math:munder math:accentunder="true">
                <math:mfenced math:open="∣" math:close="∣">
                  <math:mrow>
                    <math:mi>w</math:mi>
                    <math:mrow>
                      <math:mrow>
                        <math:mo math:stretchy="false">(</math:mo>
                        <math:mrow>
                          <math:mn>2n</math:mn>
                          <math:mo math:stretchy="false">−</math:mo>
                          <math:mn>1</math:mn>
                        </math:mrow>
                        <math:mo math:stretchy="false">)</math:mo>
                      </math:mrow>
                      <math:mo math:stretchy="false">=</math:mo>
                      <math:mi>w</math:mi>
                    </math:mrow>
                    <math:mfrac>
                      <math:mrow>
                        <math:mo math:stretchy="false">(</math:mo>
                        <math:mn>2n</math:mn>
                        <math:mo math:stretchy="false">)</math:mo>
                      </math:mrow>
                      <math:mn>2</math:mn>
                    </math:mfrac>
                  </math:mrow>
                </math:mfenced>
                <math:mo>̲</math:mo>
              </math:munder>
              <math:mo>¯</math:mo>
            </math:mover>
          </math:mrow>
        </math:mrow>
      </math:mtr>
    </math:mtable>
    <math:annotation math:encoding="StarMath 5.0">alignl "2°)"

newline alignl
2. w(2n - 1)
=
left ( stack{2 n - 1 # left lfloor {n - 1 over 2} right rfloor} right )
+
left ( stack{2 n - 1 # left lceil {n - 1 over 2} right rceil} right )
=
left ( stack{2 n - 1 # n - 1} right ) + left ( stack{2 n - 1 # n} right )
=
left ( stack{2 n # n} right )
=
w(2n)

newline alignl
drarrow 
overline underline left lline
w(2n-1) = w(2n) over 2
right rlin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text>1°)</math:mtext>
            <math:mo math:stretchy="false">∀</math:mo>
            <math:mrow>
              <math:mi>p</math:mi>
              <math:mo math:stretchy="false">∈</math:mo>
              <math:mrow>
                <math:mo math:stretchy="false">{</math:mo>
                <math:mrow>
                  <math:mn>1..n</math:mn>
                  <math:mo math:stretchy="false">−</math:mo>
                  <math:mn>1</math:mn>
                </math:mrow>
                <math:mo math:stretchy="false">}</math:mo>
              </math:mrow>
            </math:mrow>
          </math:mrow>
        </math:mrow>
      </math:mtr>
      <math:mtr>
        <math:mrow>
          <math:mrow>
            <math:mo math:stretchy="false">∀</math:mo>
            <math:mrow>
              <math:mrow>
                <math:mo math:stretchy="false">(</math:mo>
                <math:mrow>
                  <math:mi>A</math:mi>
                  <math:mi>,</math:mi>
                  <math:mi>B</math:mi>
                </math:mrow>
                <math:mo math:stretchy="false">)</math:mo>
              </math:mrow>
              <math:mo math:stretchy="false">∈</math:mo>
              <math:msub>
                <math:mi>P</math:mi>
                <math:mi>p</math:mi>
              </math:msub>
            </math:mrow>
            <math:msup>
              <math:mrow>
                <math:mo math:stretchy="false">(</math:mo>
                <math:mi>E</math:mi>
                <math:mo math:stretchy="false">)</math:mo>
              </math:mrow>
              <math:mn>2</math:mn>
            </math:msup>
          </math:mrow>
        </math:mrow>
      </math:mtr>
      <math:mtr>
        <math:mrow>
          <math:mrow>
            <math:mtext>#</math:mtext>
            <math:mrow>
              <math:mi>A</math:mi>
              <math:mo math:stretchy="false">=</math:mo>
              <math:mtext>#</math:mtext>
            </math:mrow>
            <math:mi>B</math:mi>
          </math:mrow>
        </math:mrow>
      </math:mtr>
      <math:mtr>
        <math:mrow>
          <math:mrow>
            <math:mo math:stretchy="false">⇒</math:mo>
            <math:mrow>
              <math:mo math:stretchy="false">(</math:mo>
              <math:mrow>
                <math:mrow>
                  <math:mi>A</math:mi>
                  <math:mo math:stretchy="false">⊂</math:mo>
                  <math:mi>B</math:mi>
                </math:mrow>
                <math:mtext>ou</math:mtext>
                <math:mrow>
                  <math:mi>B</math:mi>
                  <math:mo math:stretchy="false">⊂</math:mo>
                  <math:mi>A</math:mi>
                </math:mrow>
                <math:mo math:stretchy="false">⇒</math:mo>
                <math:mrow>
                  <math:mi>A</math:mi>
                  <math:mo math:stretchy="false">=</math:mo>
                  <math:mi>B</math:mi>
                </math:mrow>
              </math:mrow>
              <math:mo math:stretchy="false">)</math:mo>
            </math:mrow>
          </math:mrow>
        </math:mrow>
      </math:mtr>
      <math:mtr>
        <math:mrow>
          <math:mrow>
            <math:mo math:stretchy="false">⇒</math:mo>
            <math:munder math:accentunder="true">
              <math:mover math:accent="true">
                <math:mfenced math:open="∣" math:close="∣">
                  <math:mrow>
                    <math:mo math:stretchy="false">(</math:mo>
                    <math:mrow>
                      <math:mrow>
                        <math:mi>A</math:mi>
                        <math:mo math:stretchy="false">≠</math:mo>
                        <math:mi>B</math:mi>
                      </math:mrow>
                      <math:mo math:stretchy="false">⇒</math:mo>
                      <math:mrow>
                        <math:mi>A</math:mi>
                        <math:mo math:stretchy="false">⊄</math:mo>
                        <math:mi>B</math:mi>
                      </math:mrow>
                      <math:mtext>et</math:mtext>
                      <math:mrow>
                        <math:mi>B</math:mi>
                        <math:mo math:stretchy="false">⊄</math:mo>
                        <math:mi>A</math:mi>
                      </math:mrow>
                    </math:mrow>
                    <math:mo math:stretchy="false">)</math:mo>
                  </math:mrow>
                </math:mfenced>
                <math:mo>¯</math:mo>
              </math:mover>
              <math:mo>̲</math:mo>
            </math:munder>
          </math:mrow>
        </math:mrow>
      </math:mtr>
    </math:mtable>
    <math:annotation math:encoding="StarMath 5.0">alignl "1°)"
forall p in lbrace 1..n-1 rbrace

newline alignl
forall (A,B) in P_p(E)^2

newline alignl
"#"A = "#"B

newline alignl
drarrow (A subset B "ou" B subset A drarrow A = B )

newline alignl
drarrow underline overline left lline
(A &lt;&gt; B drarrow A nsubset B "et" B nsubset A)
right rline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text>3°)</math:mtext>
            <math:mrow>
              <math:mo math:stretchy="false">{</math:mo>
              <math:mrow>
                <math:msub>
                  <math:mi>A</math:mi>
                  <math:mn>1,</math:mn>
                </math:msub>
                <math:msub>
                  <math:mi>A</math:mi>
                  <math:mn>2</math:mn>
                </math:msub>
              </math:mrow>
              <math:mo math:stretchy="false">}</math:mo>
            </math:mrow>
            <math:mtext>est une partie de Sperner si et seulement si:</math:mtext>
          </math:mrow>
        </math:mrow>
      </math:mtr>
      <math:mtr>
        <math:mrow>
          <math:mrow>
            <math:mrow>
              <math:mrow>
                <math:msub>
                  <math:mi>A</math:mi>
                  <math:mn>1</math:mn>
                </math:msub>
                <math:mo math:stretchy="false">/</math:mo>
                <math:msub>
                  <math:mi>A</math:mi>
                  <math:mn>2</math:mn>
                </math:msub>
              </math:mrow>
              <math:mo math:stretchy="false">≠</math:mo>
              <math:mo math:stretchy="false">∅</math:mo>
            </math:mrow>
            <math:mtext>et</math:mtext>
            <math:mrow>
              <math:mrow>
                <math:msub>
                  <math:mi>A</math:mi>
                  <math:mn>2</math:mn>
                </math:msub>
                <math:mo math:stretchy="false">/</math:mo>
                <math:msub>
                  <math:mi>A</math:mi>
                  <math:mn>1</math:mn>
                </math:msub>
              </math:mrow>
              <math:mo math:stretchy="false">≠</math:mo>
              <math:mo math:stretchy="false">∅</math:mo>
            </math:mrow>
          </math:mrow>
        </math:mrow>
      </math:mtr>
      <math:mtr>
        <math:mrow>
          <math:mrow>
            <math:mtext>D'où l'ensemble </math:mtext>
            <math:mo math:stretchy="false">ϑ</math:mo>
            <math:mtext> des parties de sperner </math:mtext>
            <math:mrow>
              <math:mo math:stretchy="false">{</math:mo>
              <math:mrow>
                <math:msub>
                  <math:mi>A</math:mi>
                  <math:mn>1,</math:mn>
                </math:msub>
                <math:msub>
                  <math:mi>A</math:mi>
                  <math:mn>2</math:mn>
                </math:msub>
              </math:mrow>
              <math:mo math:stretchy="false">}</math:mo>
            </math:mrow>
            <math:mtext>à deux éléments est</math:mtext>
          </math:mrow>
        </math:mrow>
      </math:mtr>
      <math:mtr>
        <math:mrow>
          <math:mrow>
            <math:mrow>
              <math:mo math:stretchy="false">ϑ</math:mo>
              <math:mo math:stretchy="false">=</math:mo>
              <math:mrow>
                <math:mrow>
                  <math:mrow>
                    <math:mrow/>
                    <math:munder>
                      <math:mo math:stretchy="false">∪</math:mo>
                      <math:mrow>
                        <math:mrow>
                          <math:msub>
                            <math:mi>A</math:mi>
                            <math:mn>1</math:mn>
                          </math:msub>
                          <math:mo math:stretchy="false">∈</math:mo>
                          <math:mi>P</math:mi>
                        </math:mrow>
                        <math:mrow>
                          <math:mrow>
                            <math:mo math:stretchy="false">(</math:mo>
                            <math:mi>E</math:mi>
                            <math:mo math:stretchy="false">)</math:mo>
                          </math:mrow>
                          <math:mo math:stretchy="false">/</math:mo>
                          <math:mrow>
                            <math:mo math:stretchy="false">(</math:mo>
                            <math:mrow>
                              <math:mrow>
                                <math:mo math:stretchy="false">{</math:mo>
                                <math:mo math:stretchy="false">∅</math:mo>
                                <math:mo math:stretchy="false">}</math:mo>
                              </math:mrow>
                              <math:mo math:stretchy="false">∪</math:mo>
                              <math:mrow>
                                <math:mo math:stretchy="false">{</math:mo>
                                <math:mi>E</math:mi>
                                <math:mo math:stretchy="false">}</math:mo>
                              </math:mrow>
                            </math:mrow>
                            <math:mo math:stretchy="false">)</math:mo>
                          </math:mrow>
                        </math:mrow>
                      </math:mrow>
                    </math:munder>
                    <math:mrow/>
                  </math:mrow>
                  <math:munder>
                    <math:mo math:stretchy="false">∪</math:mo>
                    <math:mrow>
                      <math:mrow>
                        <math:mi>U</math:mi>
                        <math:mo math:stretchy="false">∈</math:mo>
                        <math:mi>P</math:mi>
                      </math:mrow>
                      <math:mrow>
                        <math:mrow>
                          <math:mo math:stretchy="false">(</math:mo>
                          <math:msub>
                            <math:mi>A</math:mi>
                            <math:mn>1</math:mn>
                          </math:msub>
                          <math:mo math:stretchy="false">)</math:mo>
                        </math:mrow>
                        <math:mo math:stretchy="false">/</math:mo>
                        <math:msub>
                          <math:mi>A</math:mi>
                          <math:mn>1</math:mn>
                        </math:msub>
                      </math:mrow>
                    </math:mrow>
                  </math:munder>
                  <math:mrow/>
                </math:mrow>
                <math:munder>
                  <math:mo math:stretchy="false">∪</math:mo>
                  <math:mrow>
                    <math:msub>
                      <math:mi>A</math:mi>
                      <math:mn>2</math:mn>
                    </math:msub>
                    <math:mo math:stretchy="false">∈</math:mo>
                    <math:mrow>
                      <math:mo math:stretchy="false">{</math:mo>
                      <math:mrow>
                        <math:mi>X</math:mi>
                        <math:mi>,</math:mi>
                        <math:mrow>
                          <math:mrow>
                            <math:mi>X</math:mi>
                            <math:mo math:stretchy="false">∩</math:mo>
                            <math:msub>
                              <math:mi>A</math:mi>
                              <math:mn>1</math:mn>
                            </math:msub>
                          </math:mrow>
                          <math:mo math:stretchy="false">=</math:mo>
                          <math:mi>U</math:mi>
                        </math:mrow>
                        <math:mi>,</math:mi>
                        <math:mrow>
                          <math:mrow>
                            <math:mi>X</math:mi>
                            <math:mo math:stretchy="false">/</math:mo>
                            <math:mi>U</math:mi>
                          </math:mrow>
                          <math:mo math:stretchy="false">∈</math:mo>
                          <math:mi>P</math:mi>
                        </math:mrow>
                        <math:mrow>
                          <math:mrow>
                            <math:mo math:stretchy="false">(</math:mo>
                            <math:mrow>
                              <math:mi>E</math:mi>
                              <math:mo math:stretchy="false">/</math:mo>
                              <math:msub>
                                <math:mi>A</math:mi>
                                <math:mn>1</math:mn>
                              </math:msub>
                            </math:mrow>
                            <math:mo math:stretchy="false">)</math:mo>
                          </math:mrow>
                          <math:mo math:stretchy="false">/</math:mo>
                          <math:mrow>
                            <math:mo math:stretchy="false">{</math:mo>
                            <math:mo math:stretchy="false">∅</math:mo>
                            <math:mo math:stretchy="false">}</math:mo>
                          </math:mrow>
                        </math:mrow>
                      </math:mrow>
                      <math:mo math:stretchy="false">}</math:mo>
                    </math:mrow>
                  </math:mrow>
                </math:munder>
                <math:mtext/>
              </math:mrow>
            </math:mrow>
            <math:mrow>
              <math:mo math:stretchy="false">{</math:mo>
              <math:mrow>
                <math:mo math:stretchy="false">{</math:mo>
                <math:mrow>
                  <math:msub>
                    <math:mi>A</math:mi>
                    <math:mn>1,</math:mn>
                  </math:msub>
                  <math:msub>
                    <math:mi>A</math:mi>
                    <math:mn>2</math:mn>
                  </math:msub>
                </math:mrow>
                <math:mo math:stretchy="false">}</math:mo>
              </math:mrow>
              <math:mo math:stretchy="false">}</math:mo>
            </math:mrow>
          </math:mrow>
        </math:mrow>
      </math:mtr>
      <math:mtr>
        <math:mrow>
          <math:mrow>
            <math:mo math:stretchy="false">⇒</math:mo>
            <math:mover math:accent="true">
              <math:munder math:accentunder="true">
                <math:mfenced math:open="∣" math:close="∣">
                  <math:mrow>
                    <math:mrow>
                      <math:mo math:stretchy="false">ϑ</math:mo>
                      <math:mo math:stretchy="false">=</math:mo>
                      <math:mrow>
                        <math:mrow>
                          <math:mrow>
                            <math:mrow>
                              <math:mrow/>
                              <math:munderover>
                                <math:mo math:stretchy="false">∪</math:mo>
                                <math:mrow>
                                  <math:mi>p</math:mi>
                                  <math:mo math:stretchy="false">=</math:mo>
                                  <math:mn>1</math:mn>
                                </math:mrow>
                                <math:mrow>
                                  <math:mi>n</math:mi>
                                  <math:mo math:stretchy="false">−</math:mo>
                                  <math:mn>1</math:mn>
                                </math:mrow>
                              </math:munderover>
                              <math:mrow/>
                            </math:mrow>
                            <math:munder>
                              <math:mo math:stretchy="false">∪</math:mo>
                              <math:mrow>
                                <math:mrow>
                                  <math:msub>
                                    <math:mi>A</math:mi>
                                    <math:mn>1</math:mn>
                                  </math:msub>
                                  <math:mo math:stretchy="false">∈</math:mo>
                                  <math:msub>
                                    <math:mi>P</math:mi>
                                    <math:mi>p</math:mi>
                                  </math:msub>
                                </math:mrow>
                                <math:mrow>
                                  <math:mo math:stretchy="false">(</math:mo>
                                  <math:mi>E</math:mi>
                                  <math:mo math:stretchy="false">)</math:mo>
                                </math:mrow>
                              </math:mrow>
                            </math:munder>
                            <math:mrow/>
                          </math:mrow>
                          <math:munder>
                            <math:mo math:stretchy="false">∪</math:mo>
                            <math:mrow>
                              <math:mrow>
                                <math:mi>U</math:mi>
                                <math:mo math:stretchy="false">∈</math:mo>
                                <math:mi>P</math:mi>
                              </math:mrow>
                              <math:mrow>
                                <math:mrow>
                                  <math:mo math:stretchy="false">(</math:mo>
                                  <math:msub>
                                    <math:mi>A</math:mi>
                                    <math:mn>1</math:mn>
                                  </math:msub>
                                  <math:mo math:stretchy="false">)</math:mo>
                                </math:mrow>
                                <math:mo math:stretchy="false">/</math:mo>
                                <math:msub>
                                  <math:mi>A</math:mi>
                                  <math:mn>1</math:mn>
                                </math:msub>
                              </math:mrow>
                            </math:mrow>
                          </math:munder>
                          <math:mrow/>
                        </math:mrow>
                        <math:munder>
                          <math:mo math:stretchy="false">∪</math:mo>
                          <math:mrow>
                            <math:msub>
                              <math:mi>A</math:mi>
                              <math:mn>2</math:mn>
                            </math:msub>
                            <math:mo math:stretchy="false">∈</math:mo>
                            <math:mrow>
                              <math:mo math:stretchy="false">{</math:mo>
                              <math:mrow>
                                <math:mi>X</math:mi>
                                <math:mi>,</math:mi>
                                <math:mrow>
                                  <math:mrow>
                                    <math:mi>X</math:mi>
                                    <math:mo math:stretchy="false">∩</math:mo>
                                    <math:msub>
                                      <math:mi>A</math:mi>
                                      <math:mn>1</math:mn>
                                    </math:msub>
                                  </math:mrow>
                                  <math:mo math:stretchy="false">=</math:mo>
                                  <math:mi>U</math:mi>
                                </math:mrow>
                                <math:mi>,</math:mi>
                                <math:mrow>
                                  <math:mrow>
                                    <math:mi>X</math:mi>
                                    <math:mo math:stretchy="false">/</math:mo>
                                    <math:mi>U</math:mi>
                                  </math:mrow>
                                  <math:mo math:stretchy="false">∈</math:mo>
                                  <math:mi>P</math:mi>
                                </math:mrow>
                                <math:mrow>
                                  <math:mrow>
                                    <math:mo math:stretchy="false">(</math:mo>
                                    <math:mrow>
                                      <math:mi>E</math:mi>
                                      <math:mo math:stretchy="false">/</math:mo>
                                      <math:msub>
                                        <math:mi>A</math:mi>
                                        <math:mn>1</math:mn>
                                      </math:msub>
                                    </math:mrow>
                                    <math:mo math:stretchy="false">)</math:mo>
                                  </math:mrow>
                                  <math:mo math:stretchy="false">/</math:mo>
                                  <math:mrow>
                                    <math:mo math:stretchy="false">{</math:mo>
                                    <math:mo math:stretchy="false">∅</math:mo>
                                    <math:mo math:stretchy="false">}</math:mo>
                                  </math:mrow>
                                </math:mrow>
                              </math:mrow>
                              <math:mo math:stretchy="false">}</math:mo>
                            </math:mrow>
                          </math:mrow>
                        </math:munder>
                        <math:mrow/>
                      </math:mrow>
                    </math:mrow>
                    <math:mrow>
                      <math:mo math:stretchy="false">{</math:mo>
                      <math:mrow>
                        <math:mo math:stretchy="false">{</math:mo>
                        <math:mrow>
                          <math:msub>
                            <math:mi>A</math:mi>
                            <math:mn>1,</math:mn>
                          </math:msub>
                          <math:msub>
                            <math:mi>A</math:mi>
                            <math:mn>2</math:mn>
                          </math:msub>
                        </math:mrow>
                        <math:mo math:stretchy="false">}</math:mo>
                      </math:mrow>
                      <math:mo math:stretchy="false">}</math:mo>
                    </math:mrow>
                  </math:mrow>
                </math:mfenced>
                <math:mo>̲</math:mo>
              </math:munder>
              <math:mo>¯</math:mo>
            </math:mover>
          </math:mrow>
        </math:mrow>
      </math:mtr>
      <math:mtr>
        <math:mrow>
          <math:mtext/>
        </math:mrow>
      </math:mtr>
      <math:mtr>
        <math:mrow>
          <math:mrow>
            <math:mtext>Comme</math:mtext>
            <math:mrow>
              <math:mo math:stretchy="false">(</math:mo>
              <math:mrow>
                <math:mrow>
                  <math:msub>
                    <math:mi>A</math:mi>
                    <math:mn>1</math:mn>
                  </math:msub>
                  <math:mo math:stretchy="false">≠</math:mo>
                  <math:msub>
                    <math:mi>A</math:mi>
                    <math:mn>2</math:mn>
                  </math:msub>
                </math:mrow>
                <math:mtext>et</math:mtext>
                <math:msub>
                  <math:mi>A</math:mi>
                  <math:mn>1</math:mn>
                </math:msub>
                <math:msub>
                  <math:mi>A</math:mi>
                  <math:mn>2</math:mn>
                </math:msub>
                <math:mtext>jouent des rôles identiques</math:mtext>
              </math:mrow>
              <math:mo math:stretchy="false">)</math:mo>
            </math:mrow>
          </math:mrow>
        </math:mrow>
      </math:mtr>
      <math:mtr>
        <math:mrow>
          <math:mtext>Chaque partie apparaitra exactement deux fois </math:mtext>
        </math:mrow>
      </math:mtr>
      <math:mtr>
        <math:mrow>
          <math:mrow>
            <math:mo math:stretchy="false">⇒</math:mo>
            <math:mtext>#</math:mtext>
            <math:mrow>
              <math:mo math:stretchy="false">ϑ</math:mo>
              <math:mo math:stretchy="false">=</math:mo>
              <math:mtext/>
            </math:mrow>
            <math:mfrac>
              <math:mn>1</math:mn>
              <math:mn>2</math:mn>
            </math:mfrac>
            <math:mrow>
              <math:munderover>
                <math:mo math:stretchy="false">∑</math:mo>
                <math:mrow>
                  <math:mi>p</math:mi>
                  <math:mo math:stretchy="false">=</math:mo>
                  <math:mn>1</math:mn>
                </math:mrow>
                <math:mrow>
                  <math:mi>n</math:mi>
                  <math:mo math:stretchy="false">−</math:mo>
                  <math:mn>1</math:mn>
                </math:mrow>
              </math:munderover>
              <math:mtext/>
            </math:mrow>
            <math:mrow>
              <math:munder>
                <math:mo math:stretchy="false">∑</math:mo>
                <math:mrow>
                  <math:mrow>
                    <math:msub>
                      <math:mi>A</math:mi>
                      <math:mn>1</math:mn>
                    </math:msub>
                    <math:mo math:stretchy="false">∈</math:mo>
                    <math:msub>
                      <math:mi>P</math:mi>
                      <math:mi>p</math:mi>
                    </math:msub>
                  </math:mrow>
                  <math:mrow>
                    <math:mo math:stretchy="false">(</math:mo>
                    <math:mi>E</math:mi>
                    <math:mo math:stretchy="false">)</math:mo>
                  </math:mrow>
                </math:mrow>
              </math:munder>
              <math:mtext/>
            </math:mrow>
            <math:mrow>
              <math:munder>
                <math:mo math:stretchy="false">∑</math:mo>
                <math:mrow>
                  <math:mrow>
                    <math:mi>U</math:mi>
                    <math:mo math:stretchy="false">∈</math:mo>
                    <math:mi>P</math:mi>
                  </math:mrow>
                  <math:mrow>
                    <math:mrow>
                      <math:mo math:stretchy="false">(</math:mo>
                      <math:msub>
                        <math:mi>A</math:mi>
                        <math:mn>1</math:mn>
                      </math:msub>
                      <math:mo math:stretchy="false">)</math:mo>
                    </math:mrow>
                    <math:mo math:stretchy="false">/</math:mo>
                    <math:msub>
                      <math:mi>A</math:mi>
                      <math:mn>1</math:mn>
                    </math:msub>
                  </math:mrow>
                </math:mrow>
              </math:munder>
              <math:mtext/>
            </math:mrow>
            <math:mrow>
              <math:munder>
                <math:mo math:stretchy="false">∑</math:mo>
                <math:mrow>
                  <math:msub>
                    <math:mi>A</math:mi>
                    <math:mn>2</math:mn>
                  </math:msub>
                  <math:mo math:stretchy="false">∈</math:mo>
                  <math:mrow>
                    <math:mo math:stretchy="false">{</math:mo>
                    <math:mrow>
                      <math:mi>X</math:mi>
                      <math:mi>,</math:mi>
                      <math:mrow>
                        <math:mrow>
                          <math:mi>X</math:mi>
                          <math:mo math:stretchy="false">∩</math:mo>
                          <math:msub>
                            <math:mi>A</math:mi>
                            <math:mn>1</math:mn>
                          </math:msub>
                        </math:mrow>
                        <math:mo math:stretchy="false">=</math:mo>
                        <math:mi>U</math:mi>
                      </math:mrow>
                      <math:mi>,</math:mi>
                      <math:mrow>
                        <math:mrow>
                          <math:mi>X</math:mi>
                          <math:mo math:stretchy="false">/</math:mo>
                          <math:mi>U</math:mi>
                        </math:mrow>
                        <math:mo math:stretchy="false">∈</math:mo>
                        <math:mi>P</math:mi>
                      </math:mrow>
                      <math:mrow>
                        <math:mrow>
                          <math:mo math:stretchy="false">(</math:mo>
                          <math:mrow>
                            <math:mi>E</math:mi>
                            <math:mo math:stretchy="false">/</math:mo>
                            <math:msub>
                              <math:mi>A</math:mi>
                              <math:mn>1</math:mn>
                            </math:msub>
                          </math:mrow>
                          <math:mo math:stretchy="false">)</math:mo>
                        </math:mrow>
                        <math:mo math:stretchy="false">/</math:mo>
                        <math:mrow>
                          <math:mo math:stretchy="false">{</math:mo>
                          <math:mo math:stretchy="false">∅</math:mo>
                          <math:mo math:stretchy="false">}</math:mo>
                        </math:mrow>
                      </math:mrow>
                    </math:mrow>
                    <math:mo math:stretchy="false">}</math:mo>
                  </math:mrow>
                </math:mrow>
              </math:munder>
              <math:mtext/>
            </math:mrow>
            <math:mtext>#</math:mtext>
            <math:mrow>
              <math:mo math:stretchy="false">{</math:mo>
              <math:mrow>
                <math:mo math:stretchy="false">{</math:mo>
                <math:mrow>
                  <math:msub>
                    <math:mi>A</math:mi>
                    <math:mn>1,</math:mn>
                  </math:msub>
                  <math:msub>
                    <math:mi>A</math:mi>
                    <math:mn>2</math:mn>
                  </math:msub>
                </math:mrow>
                <math:mo math:stretchy="false">}</math:mo>
              </math:mrow>
              <math:mo math:stretchy="false">}</math:mo>
            </math:mrow>
          </math:mrow>
        </math:mrow>
      </math:mtr>
      <math:mtr>
        <math:mrow>
          <math:mrow>
            <math:mrow>
              <math:mtext/>
              <math:mo math:stretchy="false">=</math:mo>
              <math:mfrac>
                <math:mn>1</math:mn>
                <math:mn>2</math:mn>
              </math:mfrac>
            </math:mrow>
            <math:mrow>
              <math:munderover>
                <math:mo math:stretchy="false">∑</math:mo>
                <math:mrow>
                  <math:mi>p</math:mi>
                  <math:mo math:stretchy="false">=</math:mo>
                  <math:mn>1</math:mn>
                </math:mrow>
                <math:mrow>
                  <math:mi>n</math:mi>
                  <math:mo math:stretchy="false">−</math:mo>
                  <math:mn>1</math:mn>
                </math:mrow>
              </math:munderover>
              <math:mtext/>
            </math:mrow>
            <math:mrow>
              <math:munder>
                <math:mo math:stretchy="false">∑</math:mo>
                <math:mrow>
                  <math:mrow>
                    <math:msub>
                      <math:mi>A</math:mi>
                      <math:mn>1</math:mn>
                    </math:msub>
                    <math:mo math:stretchy="false">∈</math:mo>
                    <math:msub>
                      <math:mi>P</math:mi>
                      <math:mi>p</math:mi>
                    </math:msub>
                  </math:mrow>
                  <math:mrow>
                    <math:mo math:stretchy="false">(</math:mo>
                    <math:mi>E</math:mi>
                    <math:mo math:stretchy="false">)</math:mo>
                  </math:mrow>
                </math:mrow>
              </math:munder>
              <math:mtext/>
            </math:mrow>
            <math:mrow>
              <math:munder>
                <math:mo math:stretchy="false">∑</math:mo>
                <math:mrow>
                  <math:mrow>
                    <math:mi>U</math:mi>
                    <math:mo math:stretchy="false">∈</math:mo>
                    <math:mi>P</math:mi>
                  </math:mrow>
                  <math:mrow>
                    <math:mrow>
                      <math:mo math:stretchy="false">(</math:mo>
                      <math:msub>
                        <math:mi>A</math:mi>
                        <math:mn>1</math:mn>
                      </math:msub>
                      <math:mo math:stretchy="false">)</math:mo>
                    </math:mrow>
                    <math:mo math:stretchy="false">/</math:mo>
                    <math:msub>
                      <math:mi>A</math:mi>
                      <math:mn>1</math:mn>
                    </math:msub>
                  </math:mrow>
                </math:mrow>
              </math:munder>
              <math:mtext/>
            </math:mrow>
            <math:mrow>
              <math:mo math:stretchy="false">(</math:mo>
              <math:mrow>
                <math:msup>
                  <math:mn>2</math:mn>
                  <math:mrow>
                    <math:mi>n</math:mi>
                    <math:mo math:stretchy="false">−</math:mo>
                    <math:mi>p</math:mi>
                  </math:mrow>
                </math:msup>
                <math:mo math:stretchy="false">−</math:mo>
                <math:mn>1</math:mn>
              </math:mrow>
              <math:mo math:stretchy="false">)</math:mo>
            </math:mrow>
          </math:mrow>
        </math:mrow>
      </math:mtr>
      <math:mtr>
        <math:mrow>
          <math:mrow>
            <math:mrow>
              <math:mtext/>
              <math:mo math:stretchy="false">=</math:mo>
              <math:mfrac>
                <math:mn>1</math:mn>
                <math:mn>2</math:mn>
              </math:mfrac>
            </math:mrow>
            <math:mrow>
              <math:munderover>
                <math:mo math:stretchy="false">∑</math:mo>
                <math:mrow>
                  <math:mi>p</math:mi>
                  <math:mo math:stretchy="false">=</math:mo>
                  <math:mn>1</math:mn>
                </math:mrow>
                <math:mrow>
                  <math:mi>n</math:mi>
                  <math:mo math:stretchy="false">−</math:mo>
                  <math:mn>1</math:mn>
                </math:mrow>
              </math:munderover>
              <math:mtext/>
            </math:mrow>
            <math:mrow>
              <math:munder>
                <math:mo math:stretchy="false">∑</math:mo>
                <math:mrow>
                  <math:mrow>
                    <math:msub>
                      <math:mi>A</math:mi>
                      <math:mn>1</math:mn>
                    </math:msub>
                    <math:mo math:stretchy="false">∈</math:mo>
                    <math:msub>
                      <math:mi>P</math:mi>
                      <math:mi>p</math:mi>
                    </math:msub>
                  </math:mrow>
                  <math:mrow>
                    <math:mo math:stretchy="false">(</math:mo>
                    <math:mi>E</math:mi>
                    <math:mo math:stretchy="false">)</math:mo>
                  </math:mrow>
                </math:mrow>
              </math:munder>
              <math:mrow>
                <math:mo math:stretchy="false">(</math:mo>
                <math:mrow>
                  <math:msup>
                    <math:mn>2</math:mn>
                    <math:mi>p</math:mi>
                  </math:msup>
                  <math:mo math:stretchy="false">−</math:mo>
                  <math:mn>1</math:mn>
                </math:mrow>
                <math:mo math:stretchy="false">)</math:mo>
              </math:mrow>
            </math:mrow>
            <math:mrow>
              <math:mo math:stretchy="false">(</math:mo>
              <math:mrow>
                <math:msup>
                  <math:mn>2</math:mn>
                  <math:mrow>
                    <math:mi>n</math:mi>
                    <math:mo math:stretchy="false">−</math:mo>
                    <math:mi>p</math:mi>
                  </math:mrow>
                </math:msup>
                <math:mo math:stretchy="false">−</math:mo>
                <math:mn>1</math:mn>
              </math:mrow>
              <math:mo math:stretchy="false">)</math:mo>
            </math:mrow>
          </math:mrow>
        </math:mrow>
      </math:mtr>
      <math:mtr>
        <math:mrow>
          <math:mrow>
            <math:mrow>
              <math:mtext/>
              <math:mo math:stretchy="false">=</math:mo>
              <math:mfrac>
                <math:mn>1</math:mn>
                <math:mn>2</math:mn>
              </math:mfrac>
            </math:mrow>
            <math:mrow>
              <math:munderover>
                <math:mo math:stretchy="false">∑</math:mo>
                <math:mrow>
                  <math:mi>p</math:mi>
                  <math:mo math:stretchy="false">=</math:mo>
                  <math:mn>1</math:mn>
                </math:mrow>
                <math:mrow>
                  <math:mi>n</math:mi>
                  <math:mo math:stretchy="false">−</math:mo>
                  <math:mn>1</math:mn>
                </math:mrow>
              </math:munderover>
              <math:mtext/>
            </math:mrow>
            <math:mfenced math:open="" math:close="">
              <math:mtable>
                <math:mtr>
                  <math:mi>n</math:mi>
                </math:mtr>
                <math:mtr>
                  <math:mi>p</math:mi>
                </math:mtr>
              </math:mtable>
            </math:mfenced>
            <math:mrow>
              <math:mo math:stretchy="false">(</math:mo>
              <math:mrow>
                <math:mrow>
                  <math:mrow>
                    <math:msup>
                      <math:mn>2</math:mn>
                      <math:mi>n</math:mi>
                    </math:msup>
                    <math:mo math:stretchy="false">+</math:mo>
                    <math:mn>1</math:mn>
                  </math:mrow>
                  <math:mo math:stretchy="false">−</math:mo>
                  <math:msup>
                    <math:mn>2</math:mn>
                    <math:mi>p</math:mi>
                  </math:msup>
                </math:mrow>
                <math:mo math:stretchy="false">−</math:mo>
                <math:msup>
                  <math:mn>2</math:mn>
                  <math:mrow>
                    <math:mi>n</math:mi>
                    <math:mo math:stretchy="false">−</math:mo>
                    <math:mi>p</math:mi>
                  </math:mrow>
                </math:msup>
              </math:mrow>
              <math:mo math:stretchy="false">)</math:mo>
            </math:mrow>
          </math:mrow>
        </math:mrow>
      </math:mtr>
      <math:mtr>
        <math:mrow>
          <math:mrow>
            <math:mrow>
              <math:mtext/>
              <math:mo math:stretchy="false">=</math:mo>
              <math:mfrac>
                <math:mn>1</math:mn>
                <math:mn>2</math:mn>
              </math:mfrac>
            </math:mrow>
            <math:mrow>
              <math:mo math:stretchy="false">(</math:mo>
              <math:mrow>
                <math:msup>
                  <math:mn>2</math:mn>
                  <math:mi>n</math:mi>
                </math:msup>
                <math:mo math:stretchy="false">−</math:mo>
                <math:mn>2</math:mn>
              </math:mrow>
              <math:mo math:stretchy="false">)</math:mo>
            </math:mrow>
            <math:mrow>
              <math:mrow>
                <math:mo math:stretchy="false">(</math:mo>
                <math:mrow>
                  <math:msup>
                    <math:mn>2</math:mn>
                    <math:mi>n</math:mi>
                  </math:msup>
                  <math:mo math:stretchy="false">+</math:mo>
                  <math:mn>1</math:mn>
                </math:mrow>
                <math:mo math:stretchy="false">)</math:mo>
              </math:mrow>
              <math:mo math:stretchy="false">−</math:mo>
              <math:mfrac>
                <math:mn>2</math:mn>
                <math:mn>2</math:mn>
              </math:mfrac>
            </math:mrow>
            <math:msup>
              <math:mrow>
                <math:mo math:stretchy="false">(</math:mo>
                <math:mrow>
                  <math:mn>1</math:mn>
                  <math:mo math:stretchy="false">+</math:mo>
                  <math:mn>2</math:mn>
                </math:mrow>
                <math:mo math:stretchy="false">)</math:mo>
              </math:mrow>
              <math:mi>n</math:mi>
            </math:msup>
          </math:mrow>
        </math:mrow>
      </math:mtr>
      <math:mtr>
        <math:mrow>
          <math:mrow>
            <math:mrow>
              <math:mtext/>
              <math:mo math:stretchy="false">=</math:mo>
              <math:mfrac>
                <math:mn>1</math:mn>
                <math:mn>2</math:mn>
              </math:mfrac>
            </math:mrow>
            <math:mrow>
              <math:mo math:stretchy="false">(</math:mo>
              <math:mrow>
                <math:msup>
                  <math:mn>2</math:mn>
                  <math:mi>n</math:mi>
                </math:msup>
                <math:mo math:stretchy="false">−</math:mo>
                <math:mn>2</math:mn>
              </math:mrow>
              <math:mo math:stretchy="false">)</math:mo>
            </math:mrow>
            <math:mrow>
              <math:mrow>
                <math:mo math:stretchy="false">(</math:mo>
                <math:mrow>
                  <math:msup>
                    <math:mn>2</math:mn>
                    <math:mi>n</math:mi>
                  </math:msup>
                  <math:mo math:stretchy="false">+</math:mo>
                  <math:mn>1</math:mn>
                </math:mrow>
                <math:mo math:stretchy="false">)</math:mo>
              </math:mrow>
              <math:mo math:stretchy="false">−</math:mo>
              <math:mfrac>
                <math:mn>2</math:mn>
                <math:mn>2</math:mn>
              </math:mfrac>
            </math:mrow>
            <math:msup>
              <math:mrow>
                <math:mo math:stretchy="false">(</math:mo>
                <math:mrow>
                  <math:mn>1</math:mn>
                  <math:mo math:stretchy="false">+</math:mo>
                  <math:mn>2</math:mn>
                </math:mrow>
                <math:mo math:stretchy="false">)</math:mo>
              </math:mrow>
              <math:mi>n</math:mi>
            </math:msup>
          </math:mrow>
        </math:mrow>
      </math:mtr>
      <math:mtr>
        <math:mrow>
          <math:mrow>
            <math:mtext/>
            <math:mo math:stretchy="false">⇒</math:mo>
            <math:munder math:accentunder="true">
              <math:mover math:accent="true">
                <math:mfenced math:open="∣" math:close="∣">
                  <math:mrow>
                    <math:mtext>#</math:mtext>
                    <math:mrow>
                      <math:mo math:stretchy="false">ϑ</math:mo>
                      <math:mo math:stretchy="false">=</math:mo>
                      <math:mrow>
                        <math:mrow>
                          <math:mrow>
                            <math:msup>
                              <math:mn>2</math:mn>
                              <math:mrow>
                                <math:mn>2n</math:mn>
                                <math:mo math:stretchy="false">−</math:mo>
                                <math:mn>1</math:mn>
                              </math:mrow>
                            </math:msup>
                            <math:mo math:stretchy="false">−</math:mo>
                            <math:msup>
                              <math:mn>2</math:mn>
                              <math:mrow>
                                <math:mi>n</math:mi>
                                <math:mo math:stretchy="false">−</math:mo>
                                <math:mn>1</math:mn>
                              </math:mrow>
                            </math:msup>
                          </math:mrow>
                          <math:mo math:stretchy="false">−</math:mo>
                          <math:mn>1</math:mn>
                        </math:mrow>
                        <math:mo math:stretchy="false">−</math:mo>
                        <math:msup>
                          <math:mn>3</math:mn>
                          <math:mi>n</math:mi>
                        </math:msup>
                      </math:mrow>
                    </math:mrow>
                  </math:mrow>
                </math:mfenced>
                <math:mo>¯</math:mo>
              </math:mover>
              <math:mo>̲</math:mo>
            </math:munder>
          </math:mrow>
        </math:mrow>
      </math:mtr>
    </math:mtable>
    <math:annotation math:encoding="StarMath 5.0">alignl "3°)"
lbrace A_1, A_2 rbrace "est une partie de Sperner si et seulement si:"

newline alignl
A_1/A_2 &lt;&gt; emptyset "et" A_2/A_1 &lt;&gt; emptyset

newline alignl
"D'où l'ensemble " %vartheta " des parties de sperner " lbrace A_1, A_2 rbrace "à deux éléments est"

newline alignl
%vartheta =
{}
union csub{A_1 in P(E)/(lbrace emptyset rbrace union lbrace E rbrace)}
{}
union csub{U in P(A_1) / A_1}
{}
union csub{A_2 in lbrace{X, X intersection A_1 = U, X/U in P(E/A_1) / lbrace emptyset rbrace} rbrace} "" lbrace lbrace A_1, A_2 rbrace rbrace

newline alignl
drarrow 
overline underline
left lline
%vartheta
=
{}
union csub{p = 1} csup {n-1}
{}
union csub{A_1 in P_p(E)}
{}
union csub{U in P(A_1) / A_1}
{}
union csub{A_2 in lbrace{X, X intersection A_1 = U, X/U in P(E/A_1) / lbrace emptyset rbrace} rbrace}
{}
lbrace lbrace A_1, A_2 rbrace rbrace
right rline

newline alignl ""

newline alignl
"Comme"
(A_1 &lt;&gt; A_2 "et" A_1 A_2 "jouent des rôles identiques")

newline alignl
"Chaque partie apparaitra exactement deux fois "

newline alignl
drarrow
"#" %vartheta
=
""
1 over 2
sum csub{p = 1} csup {n-1}
""
sum csub{A_1 in P_p(E)}
""
sum csub{U in P(A_1) / A_1}
""
sum csub{A_2 in lbrace{X, X intersection A_1 = U, X/U in P(E/A_1) / lbrace emptyset rbrace} rbrace}
""
"#"lbrace lbrace A_1, A_2 rbrace rbrace

newline alignl ""
=
1 over 2
sum csub{p = 1} csup {n-1}
""
sum csub{A_1 in P_p(E)}
""
sum csub{U in P(A_1) / A_1}
""
(2^{n-p} - 1) 

newline alignl ""
=
1 over 2
sum csub{p = 1} csup {n-1}
""
sum csub{A_1 in P_p(E)}
(2^p - 1)
(2^{n-p} - 1) 

newline alignl ""
=
1 over 2
sum csub{p = 1} csup {n-1}
""
left( stack{n # p} right)
(2^n + 1 - 2^p - 2^{n-p})

newline alignl ""
=
1 over 2 (2^n - 2) (2^n + 1) - 2 over 2 (1+2)^n

newline alignl ""
=
1 over 2 (2^n - 2) (2^n + 1) - 2 over 2 (1+2)^n

newline alignl ""
drarrow
underline overline left lline
"#" %vartheta =
2^{2n - 1} - 2^{n - 1} - 1 - 3^n
right rline
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text/>
            <math:mrow>
              <math:mo math:stretchy="false">(</math:mo>
              <math:mrow>
                <math:msub>
                  <math:mi>C</math:mi>
                  <math:mn>0,</math:mn>
                </math:msub>
                <math:msub>
                  <math:mi>C</math:mi>
                  <math:mn>1,</math:mn>
                </math:msub>
                <math:msub>
                  <math:mi>C</math:mi>
                  <math:mn>2</math:mn>
                </math:msub>
                <math:mn>...</math:mn>
                <math:msub>
                  <math:mi>C</math:mi>
                  <math:mi>n</math:mi>
                </math:msub>
              </math:mrow>
              <math:mo math:stretchy="false">)</math:mo>
            </math:mrow>
            <math:mtext>est une chaine si et seulement si</math:mtext>
          </math:mrow>
        </math:mrow>
      </math:mtr>
      <math:mtr>
        <math:mrow>
          <math:mrow>
            <math:mo math:stretchy="false">∀</math:mo>
            <math:mrow>
              <math:mi>i</math:mi>
              <math:mo math:stretchy="false">∈</math:mo>
              <math:mrow>
                <math:mo math:stretchy="false">{</math:mo>
                <math:mrow>
                  <math:mn>1</math:mn>
                  <math:mn>..</math:mn>
                  <math:mi>n</math:mi>
                </math:mrow>
                <math:mo math:stretchy="false">}</math:mo>
              </math:mrow>
            </math:mrow>
            <math:mi>,</math:mi>
            <math:mo math:stretchy="false">∃</math:mo>
            <math:mrow>
              <math:msub>
                <math:mi>t</math:mi>
                <math:mi>i</math:mi>
              </math:msub>
              <math:mo math:stretchy="false">∈</math:mo>
              <math:mrow>
                <math:mi>E</math:mi>
                <math:mo math:stretchy="false">/</math:mo>
                <math:msub>
                  <math:mi>C</math:mi>
                  <math:mrow>
                    <math:mi>i</math:mi>
                    <math:mo math:stretchy="false">−</math:mo>
                    <math:mn>1</math:mn>
                  </math:mrow>
                </math:msub>
              </math:mrow>
            </math:mrow>
            <math:mi math:fontstyle="italic">tq</math:mi>
            <math:mrow>
              <math:msub>
                <math:mi>C</math:mi>
                <math:mi>i</math:mi>
              </math:msub>
              <math:mo math:stretchy="false">=</math:mo>
              <math:mrow>
                <math:msub>
                  <math:mi>C</math:mi>
                  <math:mrow>
                    <math:mi>i</math:mi>
                    <math:mo math:stretchy="false">−</math:mo>
                    <math:mn>1</math:mn>
                  </math:mrow>
                </math:msub>
                <math:mo math:stretchy="false">∪</math:mo>
                <math:mrow>
                  <math:mo math:stretchy="false">{</math:mo>
                  <math:msub>
                    <math:mi>t</math:mi>
                    <math:mi>i</math:mi>
                  </math:msub>
                  <math:mo math:stretchy="false">}</math:mo>
                </math:mrow>
              </math:mrow>
            </math:mrow>
          </math:mrow>
        </math:mrow>
      </math:mtr>
      <math:mtr>
        <math:mrow>
          <math:mrow>
            <math:mtext>D'où, à toute chaine, on peut associer une unique bijection </math:mtext>
            <math:mfenced math:open="" math:close="">
              <math:mtable>
                <math:mtr>
                  <math:mrow>
                    <math:mi>E</math:mi>
                    <math:mo math:stretchy="false">→</math:mo>
                    <math:mi>E</math:mi>
                  </math:mrow>
                </math:mtr>
                <math:mtr>
                  <math:mrow>
                    <math:mi>i</math:mi>
                    <math:mo math:stretchy="false">→</math:mo>
                    <math:msub>
                      <math:mi>t</math:mi>
                      <math:mi>i</math:mi>
                    </math:msub>
                  </math:mrow>
                </math:mtr>
              </math:mtable>
            </math:mfenced>
          </math:mrow>
        </math:mrow>
      </math:mtr>
      <math:mtr>
        <math:mrow>
          <math:mrow>
            <math:mtext>Et réciproquement, à toute bijection</math:mtext>
            <math:mrow>
              <math:mi>f</math:mi>
              <math:mo math:stretchy="false">=</math:mo>
              <math:mfenced math:open="" math:close="">
                <math:mtable>
                  <math:mtr>
                    <math:mrow>
                      <math:mi>E</math:mi>
                      <math:mo math:stretchy="false">→</math:mo>
                      <math:mi>E</math:mi>
                    </math:mrow>
                  </math:mtr>
                  <math:mtr>
                    <math:mrow>
                      <math:mi>i</math:mi>
                      <math:mo math:stretchy="false">→</math:mo>
                      <math:msub>
                        <math:mi>t</math:mi>
                        <math:mi>i</math:mi>
                      </math:msub>
                    </math:mrow>
                  </math:mtr>
                </math:mtable>
              </math:mfenced>
            </math:mrow>
          </math:mrow>
        </math:mrow>
      </math:mtr>
      <math:mtr>
        <math:mrow>
          <math:mtext>on peut associer une unique chaine définie par</math:mtext>
        </math:mrow>
      </math:mtr>
      <math:mtr>
        <math:mrow>
          <math:mrow>
            <math:mo math:stretchy="false">∀</math:mo>
            <math:mrow>
              <math:mi>i</math:mi>
              <math:mo math:stretchy="false">∈</math:mo>
              <math:mrow>
                <math:mo math:stretchy="false">{</math:mo>
                <math:mrow>
                  <math:mn>1</math:mn>
                  <math:mn>..</math:mn>
                  <math:mi>n</math:mi>
                </math:mrow>
                <math:mo math:stretchy="false">}</math:mo>
              </math:mrow>
            </math:mrow>
            <math:mi>,</math:mi>
            <math:mrow>
              <math:msub>
                <math:mi>C</math:mi>
                <math:mi>i</math:mi>
              </math:msub>
              <math:mo math:stretchy="false">=</math:mo>
              <math:mrow>
                <math:msub>
                  <math:mi>C</math:mi>
                  <math:mrow>
                    <math:mi>i</math:mi>
                    <math:mo math:stretchy="false">−</math:mo>
                    <math:mn>1</math:mn>
                  </math:mrow>
                </math:msub>
                <math:mo math:stretchy="false">∪</math:mo>
                <math:mrow>
                  <math:mo math:stretchy="false">{</math:mo>
                  <math:msub>
                    <math:mi>t</math:mi>
                    <math:mi>i</math:mi>
                  </math:msub>
                  <math:mo math:stretchy="false">}</math:mo>
                </math:mrow>
              </math:mrow>
            </math:mrow>
            <math:mtext>et</math:mtext>
            <math:mrow>
              <math:msub>
                <math:mi>t</math:mi>
                <math:mi>i</math:mi>
              </math:msub>
              <math:mo math:stretchy="false">∉</math:mo>
              <math:msub>
                <math:mi>C</math:mi>
                <math:mrow>
                  <math:mi>i</math:mi>
                  <math:mo math:stretchy="false">−</math:mo>
                  <math:mn>1</math:mn>
                </math:mrow>
              </math:msub>
            </math:mrow>
            <math:mtext>(car f injective)</math:mtext>
          </math:mrow>
        </math:mrow>
      </math:mtr>
      <math:mtr>
        <math:mrow>
          <math:mtext/>
        </math:mrow>
      </math:mtr>
      <math:mtr>
        <math:mrow>
          <math:mrow>
            <math:mtext/>
            <math:mo math:stretchy="false">⇒</math:mo>
            <math:mtext>#</math:mtext>
            <math:mrow>
              <math:mo math:stretchy="false">{</math:mo>
              <math:mrow>
                <math:mrow>
                  <math:mo math:stretchy="false">(</math:mo>
                  <math:mrow>
                    <math:msub>
                      <math:mi>C</math:mi>
                      <math:mn>0,</math:mn>
                    </math:msub>
                    <math:msub>
                      <math:mi>C</math:mi>
                      <math:mn>1</math:mn>
                    </math:msub>
                    <math:mn>..</math:mn>
                    <math:msub>
                      <math:mi>C</math:mi>
                      <math:mi>n</math:mi>
                    </math:msub>
                  </math:mrow>
                  <math:mo math:stretchy="false">)</math:mo>
                </math:mrow>
                <math:mi math:fontstyle="italic">tq</math:mi>
                <math:mrow>
                  <math:msub>
                    <math:mi>C</math:mi>
                    <math:mi>k</math:mi>
                  </math:msub>
                  <math:mo math:stretchy="false">=</math:mo>
                  <math:mi>A</math:mi>
                </math:mrow>
              </math:mrow>
              <math:mo math:stretchy="false">}</math:mo>
            </math:mrow>
          </math:mrow>
        </math:mrow>
      </math:mtr>
      <math:mtr>
        <math:mrow>
          <math:mrow>
            <math:mrow>
              <math:mtext/>
              <math:mo math:stretchy="false">=</math:mo>
              <math:mtext>#</math:mtext>
            </math:mrow>
            <math:mrow>
              <math:mo math:stretchy="false">{</math:mo>
              <math:mrow>
                <math:mtext>bijection</math:mtext>
                <math:mi>f</math:mi>
                <math:mrow>
                  <math:mo math:stretchy="false">(</math:mo>
                  <math:mrow>
                    <math:mi>E</math:mi>
                    <math:mo math:stretchy="false">→</math:mo>
                    <math:mi>E</math:mi>
                  </math:mrow>
                  <math:mo math:stretchy="false">)</math:mo>
                </math:mrow>
                <math:mtext>tq</math:mtext>
                <math:mi>f</math:mi>
                <math:mrow>
                  <math:mrow>
                    <math:mo math:stretchy="false">(</math:mo>
                    <math:mrow>
                      <math:mo math:stretchy="false">{</math:mo>
                      <math:mn>1..k</math:mn>
                      <math:mo math:stretchy="false">}</math:mo>
                    </math:mrow>
                    <math:mo math:stretchy="false">)</math:mo>
                  </math:mrow>
                  <math:mo math:stretchy="false">=</math:mo>
                  <math:mi>A</math:mi>
                </math:mrow>
              </math:mrow>
              <math:mo math:stretchy="false">}</math:mo>
            </math:mrow>
          </math:mrow>
        </math:mrow>
      </math:mtr>
      <math:mtr>
        <math:mrow>
          <math:mrow>
            <math:mrow>
              <math:mtext/>
              <math:mo math:stretchy="false">=</math:mo>
              <math:mtext>#</math:mtext>
            </math:mrow>
            <math:mrow>
              <math:mo math:stretchy="false">(</math:mo>
              <math:mrow>
                <math:mrow>
                  <math:mo math:stretchy="false">{</math:mo>
                  <math:mrow>
                    <math:mtext>bijection</math:mtext>
                    <math:mrow>
                      <math:mo math:stretchy="false">(</math:mo>
                      <math:mrow>
                        <math:mrow>
                          <math:mo math:stretchy="false">{</math:mo>
                          <math:mn>1..k</math:mn>
                          <math:mo math:stretchy="false">}</math:mo>
                        </math:mrow>
                        <math:mo math:stretchy="false">→</math:mo>
                        <math:mi>A</math:mi>
                      </math:mrow>
                      <math:mo math:stretchy="false">)</math:mo>
                    </math:mrow>
                  </math:mrow>
                  <math:mo math:stretchy="false">}</math:mo>
                </math:mrow>
                <math:mo math:stretchy="false">×</math:mo>
                <math:mrow>
                  <math:mo math:stretchy="false">{</math:mo>
                  <math:mrow>
                    <math:mtext>bijection</math:mtext>
                    <math:mi>f</math:mi>
                    <math:mtext>de</math:mtext>
                    <math:mrow>
                      <math:mo math:stretchy="false">{</math:mo>
                      <math:mrow>
                        <math:mrow>
                          <math:mo math:stretchy="false">(</math:mo>
                          <math:mrow>
                            <math:mi>k</math:mi>
                            <math:mo math:stretchy="false">+</math:mo>
                            <math:mn>1</math:mn>
                          </math:mrow>
                          <math:mo math:stretchy="false">)</math:mo>
                        </math:mrow>
                        <math:mn>..</math:mn>
                        <math:mi>n</math:mi>
                      </math:mrow>
                      <math:mo math:stretchy="false">}</math:mo>
                    </math:mrow>
                    <math:mtext>dans</math:mtext>
                    <math:mrow>
                      <math:mi>E</math:mi>
                      <math:mo math:stretchy="false">/</math:mo>
                      <math:mi>A</math:mi>
                    </math:mrow>
                  </math:mrow>
                  <math:mo math:stretchy="false">}</math:mo>
                </math:mrow>
              </math:mrow>
              <math:mo math:stretchy="false">)</math:mo>
            </math:mrow>
          </math:mrow>
        </math:mrow>
      </math:mtr>
      <math:mtr>
        <math:mrow>
          <math:mrow>
            <math:mtext/>
            <math:mo math:stretchy="false">⇒</math:mo>
            <math:mover math:accent="true">
              <math:munder math:accentunder="true">
                <math:mfenced math:open="∣" math:close="∣">
                  <math:mrow>
                    <math:mtext>#</math:mtext>
                    <math:mrow>
                      <math:mrow>
                        <math:mo math:stretchy="false">{</math:mo>
                        <math:mrow>
                          <math:mrow>
                            <math:mo math:stretchy="false">(</math:mo>
                            <math:mrow>
                              <math:msub>
                                <math:mi>C</math:mi>
                                <math:mn>0,</math:mn>
                              </math:msub>
                              <math:msub>
                                <math:mi>C</math:mi>
                                <math:mn>1</math:mn>
                              </math:msub>
                              <math:mn>..</math:mn>
                              <math:msub>
                                <math:mi>C</math:mi>
                                <math:mi>n</math:mi>
                              </math:msub>
                            </math:mrow>
                            <math:mo math:stretchy="false">)</math:mo>
                          </math:mrow>
                          <math:mi math:fontstyle="italic">tq</math:mi>
                          <math:mrow>
                            <math:msub>
                              <math:mi>C</math:mi>
                              <math:mi>k</math:mi>
                            </math:msub>
                            <math:mo math:stretchy="false">=</math:mo>
                            <math:mi>A</math:mi>
                          </math:mrow>
                        </math:mrow>
                        <math:mo math:stretchy="false">}</math:mo>
                      </math:mrow>
                      <math:mo math:stretchy="false">=</math:mo>
                      <math:mi>k</math:mi>
                    </math:mrow>
                    <math:mi>!</math:mi>
                    <math:mrow>
                      <math:mo math:stretchy="false">(</math:mo>
                      <math:mrow>
                        <math:mi>n</math:mi>
                        <math:mo math:stretchy="false">−</math:mo>
                        <math:mi>k</math:mi>
                      </math:mrow>
                      <math:mo math:stretchy="false">)</math:mo>
                    </math:mrow>
                    <math:mi>!</math:mi>
                  </math:mrow>
                </math:mfenced>
                <math:mo>̲</math:mo>
              </math:munder>
              <math:mo>¯</math:mo>
            </math:mover>
          </math:mrow>
        </math:mrow>
      </math:mtr>
    </math:mtable>
    <math:annotation math:encoding="StarMath 5.0">alignl ""
(C_0, C_1, C_2 ... C_n) "est une chaine si et seulement si"

newline alignl
forall i in lbrace 1 .. n rbrace, exists t_i in E / C_{i-1} tq C_i = C_{i-1} union lbrace t_i rbrace

newline alignl
"D'où, à toute chaine, on peut associer une unique bijection "
left( stack{
E rightarrow E
#
i rightarrow t_i
} right)

newline alignl
"Et réciproquement, à toute bijection"
f = left( stack{
E rightarrow E
#
i rightarrow t_i
} right)

newline alignl
"on peut associer une unique chaine définie par"

newline alignl
forall i in lbrace 1 .. n rbrace,C_i = C_{i-1} union lbrace t_i rbrace "et" t_i notin C_{i-1} "(car f injective)"

newline alignl ""

newline alignl ""
drarrow
"#" lbrace (C_0, C_1 .. C_n) tq C_k = A rbrace

newline alignl ""
=
"#" lbrace "bijection"f (E rightarrow E) "tq" f(lbrace 1..k rbrace) = A rbrace

newline alignl ""
=
"#" (
lbrace "bijection" (lbrace 1..k rbrace rightarrow A) rbrace
times
lbrace "bijection"f"de" lbrace (k+1)..n rbrace "dans" E/A rbrace
)


newline alignl ""
drarrow

overline underline
left lline
"#" lbrace (C_0, C_1 .. C_n) tq C_k = A rbrace
=
k! (n-k)!
right rline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1°)</math:mtext>
        </math:mrow>
      </math:mtr>
      <math:mtr>
        <math:mrow>
          <math:mrow>
            <math:mrow>
              <math:mrow>
                <math:mo math:stretchy="false">(</math:mo>
                <math:mrow>
                  <math:msub>
                    <math:mi>C</math:mi>
                    <math:mn>0,</math:mn>
                  </math:msub>
                  <math:msub>
                    <math:mi>C</math:mi>
                    <math:mn>1,</math:mn>
                  </math:msub>
                  <math:mn>..</math:mn>
                  <math:msub>
                    <math:mi>C</math:mi>
                    <math:mi>n</math:mi>
                  </math:msub>
                </math:mrow>
                <math:mo math:stretchy="false">)</math:mo>
              </math:mrow>
              <math:mo math:stretchy="false">∩</math:mo>
              <math:mi>S</math:mi>
            </math:mrow>
            <math:mo math:stretchy="false">≠</math:mo>
            <math:mo math:stretchy="false">∅</math:mo>
          </math:mrow>
        </math:mrow>
      </math:mtr>
      <math:mtr>
        <math:mrow>
          <math:mrow>
            <math:mo math:stretchy="false">⇒</math:mo>
            <math:mo math:stretchy="false">∀</math:mo>
            <math:mrow>
              <math:mrow>
                <math:mo math:stretchy="false">(</math:mo>
                <math:mrow>
                  <math:mi>A</math:mi>
                  <math:mi>,</math:mi>
                  <math:mi>B</math:mi>
                </math:mrow>
                <math:mo math:stretchy="false">)</math:mo>
              </math:mrow>
              <math:mo math:stretchy="false">∈</math:mo>
              <math:msup>
                <math:mfenced math:open="" math:close="">
                  <math:mrow>
                    <math:mrow>
                      <math:mo math:stretchy="false">(</math:mo>
                      <math:mrow>
                        <math:msub>
                          <math:mi>C</math:mi>
                          <math:mn>0,</math:mn>
                        </math:msub>
                        <math:msub>
                          <math:mi>C</math:mi>
                          <math:mn>1,</math:mn>
                        </math:msub>
                        <math:mn>..</math:mn>
                        <math:msub>
                          <math:mi>C</math:mi>
                          <math:mi>n</math:mi>
                        </math:msub>
                      </math:mrow>
                      <math:mo math:stretchy="false">)</math:mo>
                    </math:mrow>
                    <math:mo math:stretchy="false">∩</math:mo>
                    <math:mi>S</math:mi>
                  </math:mrow>
                </math:mfenced>
                <math:mn>2</math:mn>
              </math:msup>
            </math:mrow>
          </math:mrow>
        </math:mrow>
      </math:mtr>
      <math:mtr>
        <math:mrow>
          <math:mrow>
            <math:mi/>
            <math:mrow>
              <math:mi>A</math:mi>
              <math:mo math:stretchy="false">⊂</math:mo>
              <math:mi>B</math:mi>
            </math:mrow>
            <math:mtext>ou</math:mtext>
            <math:mrow>
              <math:mi>B</math:mi>
              <math:mo math:stretchy="false">⊂</math:mo>
              <math:mi>A</math:mi>
            </math:mrow>
            <math:mrow>
              <math:mo math:stretchy="false">(</math:mo>
              <math:mrow>
                <math:mtext>car</math:mtext>
                <math:mrow>
                  <math:mrow>
                    <math:mo math:stretchy="false">(</math:mo>
                    <math:mrow>
                      <math:mi>A</math:mi>
                      <math:mi>,</math:mi>
                      <math:mi>B</math:mi>
                    </math:mrow>
                    <math:mo math:stretchy="false">)</math:mo>
                  </math:mrow>
                  <math:mo math:stretchy="false">∈</math:mo>
                  <math:msup>
                    <math:mrow>
                      <math:mo math:stretchy="false">(</math:mo>
                      <math:mrow>
                        <math:msub>
                          <math:mi>C</math:mi>
                          <math:mn>0,</math:mn>
                        </math:msub>
                        <math:msub>
                          <math:mi>C</math:mi>
                          <math:mn>1,</math:mn>
                        </math:msub>
                        <math:mn>..</math:mn>
                        <math:msub>
                          <math:mi>C</math:mi>
                          <math:mi>n</math:mi>
                        </math:msub>
                      </math:mrow>
                      <math:mo math:stretchy="false">)</math:mo>
                    </math:mrow>
                    <math:mn>2</math:mn>
                  </math:msup>
                </math:mrow>
              </math:mrow>
              <math:mo math:stretchy="false">)</math:mo>
            </math:mrow>
          </math:mrow>
        </math:mrow>
      </math:mtr>
      <math:mtr>
        <math:mrow>
          <math:mrow>
            <math:mo math:stretchy="false">⇒</math:mo>
            <math:mo math:stretchy="false">∀</math:mo>
            <math:mrow>
              <math:mrow>
                <math:mo math:stretchy="false">(</math:mo>
                <math:mrow>
                  <math:mi>A</math:mi>
                  <math:mi>,</math:mi>
                  <math:mi>B</math:mi>
                </math:mrow>
                <math:mo math:stretchy="false">)</math:mo>
              </math:mrow>
              <math:mo math:stretchy="false">∈</math:mo>
              <math:msup>
                <math:mfenced math:open="" math:close="">
                  <math:mrow>
                    <math:mrow>
                      <math:mo math:stretchy="false">(</math:mo>
                      <math:mrow>
                        <math:msub>
                          <math:mi>C</math:mi>
                          <math:mn>0,</math:mn>
                        </math:msub>
                        <math:msub>
                          <math:mi>C</math:mi>
                          <math:mn>1,</math:mn>
                        </math:msub>
                        <math:mn>..</math:mn>
                        <math:msub>
                          <math:mi>C</math:mi>
                          <math:mi>n</math:mi>
                        </math:msub>
                      </math:mrow>
                      <math:mo math:stretchy="false">)</math:mo>
                    </math:mrow>
                    <math:mo math:stretchy="false">∩</math:mo>
                    <math:mi>S</math:mi>
                  </math:mrow>
                </math:mfenced>
                <math:mn>2</math:mn>
              </math:msup>
            </math:mrow>
          </math:mrow>
        </math:mrow>
      </math:mtr>
      <math:mtr>
        <math:mrow>
          <math:mrow>
            <math:mi/>
            <math:mrow>
              <math:mi>A</math:mi>
              <math:mo math:stretchy="false">=</math:mo>
              <math:mi>B</math:mi>
            </math:mrow>
            <math:mrow>
              <math:mo math:stretchy="false">(</math:mo>
              <math:mrow>
                <math:mtext>car</math:mtext>
                <math:mrow>
                  <math:mrow>
                    <math:mo math:stretchy="false">(</math:mo>
                    <math:mrow>
                      <math:mi>A</math:mi>
                      <math:mi>,</math:mi>
                      <math:mi>B</math:mi>
                    </math:mrow>
                    <math:mo math:stretchy="false">)</math:mo>
                  </math:mrow>
                  <math:mo math:stretchy="false">∈</math:mo>
                  <math:msup>
                    <math:mi>S</math:mi>
                    <math:mn>2</math:mn>
                  </math:msup>
                </math:mrow>
              </math:mrow>
              <math:mo math:stretchy="false">)</math:mo>
            </math:mrow>
          </math:mrow>
        </math:mrow>
      </math:mtr>
      <math:mtr>
        <math:mrow>
          <math:mrow>
            <math:mo math:stretchy="false">⇒</math:mo>
            <math:mtext>#</math:mtext>
            <math:mrow>
              <math:mrow>
                <math:mrow>
                  <math:mo math:stretchy="false">(</math:mo>
                  <math:mrow>
                    <math:msub>
                      <math:mi>C</math:mi>
                      <math:mn>0,</math:mn>
                    </math:msub>
                    <math:msub>
                      <math:mi>C</math:mi>
                      <math:mn>1,</math:mn>
                    </math:msub>
                    <math:mn>..</math:mn>
                    <math:msub>
                      <math:mi>C</math:mi>
                      <math:mi>n</math:mi>
                    </math:msub>
                  </math:mrow>
                  <math:mo math:stretchy="false">)</math:mo>
                </math:mrow>
                <math:mo math:stretchy="false">∩</math:mo>
                <math:mi>S</math:mi>
              </math:mrow>
              <math:mo math:stretchy="false">=</math:mo>
              <math:mn>1</math:mn>
            </math:mrow>
            <math:mrow>
              <math:mo math:stretchy="false">(</math:mo>
              <math:mn>1</math:mn>
              <math:mo math:stretchy="false">)</math:mo>
            </math:mrow>
          </math:mrow>
        </math:mrow>
      </math:mtr>
      <math:mtr>
        <math:mrow>
          <math:mtext/>
        </math:mrow>
      </math:mtr>
      <math:mtr>
        <math:mrow>
          <math:mrow>
            <math:mrow>
              <math:mrow>
                <math:mo math:stretchy="false">(</math:mo>
                <math:mrow>
                  <math:msub>
                    <math:mi>C</math:mi>
                    <math:mn>0,</math:mn>
                  </math:msub>
                  <math:msub>
                    <math:mi>C</math:mi>
                    <math:mn>1,</math:mn>
                  </math:msub>
                  <math:mn>..</math:mn>
                  <math:msub>
                    <math:mi>C</math:mi>
                    <math:mi>n</math:mi>
                  </math:msub>
                </math:mrow>
                <math:mo math:stretchy="false">)</math:mo>
              </math:mrow>
              <math:mo math:stretchy="false">∩</math:mo>
              <math:mi>S</math:mi>
            </math:mrow>
            <math:mo math:stretchy="false">=</math:mo>
            <math:mo math:stretchy="false">∅</math:mo>
          </math:mrow>
        </math:mrow>
      </math:mtr>
      <math:mtr>
        <math:mrow>
          <math:mrow>
            <math:mtext/>
            <math:mo math:stretchy="false">⇒</math:mo>
            <math:mtext>#</math:mtext>
            <math:mrow>
              <math:mrow>
                <math:mo math:stretchy="false">(</math:mo>
                <math:mrow>
                  <math:mrow>
                    <math:mo math:stretchy="false">(</math:mo>
                    <math:mrow>
                      <math:msub>
                        <math:mi>C</math:mi>
                        <math:mn>0,</math:mn>
                      </math:msub>
                      <math:msub>
                        <math:mi>C</math:mi>
                        <math:mn>1,</math:mn>
                      </math:msub>
                      <math:mn>..</math:mn>
                      <math:msub>
                        <math:mi>C</math:mi>
                        <math:mi>n</math:mi>
                      </math:msub>
                    </math:mrow>
                    <math:mo math:stretchy="false">)</math:mo>
                  </math:mrow>
                  <math:mo math:stretchy="false">∩</math:mo>
                  <math:mi>S</math:mi>
                </math:mrow>
                <math:mo math:stretchy="false">)</math:mo>
              </math:mrow>
              <math:mo math:stretchy="false">=</math:mo>
              <math:mn>0</math:mn>
            </math:mrow>
            <math:mrow>
              <math:mo math:stretchy="false">(</math:mo>
              <math:mn>2</math:mn>
              <math:mo math:stretchy="false">)</math:mo>
            </math:mrow>
          </math:mrow>
        </math:mrow>
      </math:mtr>
      <math:mtr>
        <math:mrow>
          <math:mtext/>
        </math:mrow>
      </math:mtr>
      <math:mtr>
        <math:mrow>
          <math:mrow>
            <math:mrow>
              <math:mo math:stretchy="false">(</math:mo>
              <math:mn>1</math:mn>
              <math:mo math:stretchy="false">)</math:mo>
            </math:mrow>
            <math:mi math:fontstyle="italic">et</math:mi>
            <math:mrow>
              <math:mo math:stretchy="false">(</math:mo>
              <math:mn>2</math:mn>
              <math:mo math:stretchy="false">)</math:mo>
            </math:mrow>
            <math:mo math:stretchy="false">⇒</math:mo>
            <math:mover math:accent="true">
              <math:munder math:accentunder="true">
                <math:mfenced math:open="∣" math:close="∣">
                  <math:mrow>
                    <math:mtext>#</math:mtext>
                    <math:mrow>
                      <math:mrow>
                        <math:mo math:stretchy="false">(</math:mo>
                        <math:mrow>
                          <math:mrow>
                            <math:mo math:stretchy="false">(</math:mo>
                            <math:mrow>
                              <math:msub>
                                <math:mi>C</math:mi>
                                <math:mn>0,</math:mn>
                              </math:msub>
                              <math:msub>
                                <math:mi>C</math:mi>
                                <math:mn>1,</math:mn>
                              </math:msub>
                              <math:mn>..</math:mn>
                              <math:msub>
                                <math:mi>C</math:mi>
                                <math:mi>n</math:mi>
                              </math:msub>
                            </math:mrow>
                            <math:mo math:stretchy="false">)</math:mo>
                          </math:mrow>
                          <math:mo math:stretchy="false">∩</math:mo>
                          <math:mi>S</math:mi>
                        </math:mrow>
                        <math:mo math:stretchy="false">)</math:mo>
                      </math:mrow>
                      <math:mo math:stretchy="false">≤</math:mo>
                      <math:mn>1</math:mn>
                    </math:mrow>
                  </math:mrow>
                </math:mfenced>
                <math:mo>̲</math:mo>
              </math:munder>
              <math:mo>¯</math:mo>
            </math:mover>
          </math:mrow>
        </math:mrow>
      </math:mtr>
    </math:mtable>
    <math:annotation math:encoding="StarMath 5.0">alignl "1°)"

newline alignl
(C_0, C_1, .. C_n) intersection S &lt;&gt; emptyset

newline alignl
drarrow
forall (A, B) in left((C_0, C_1, .. C_n) intersection S right)^2

newline alignl
~~~~ A subset B "ou" B subset A ("car" (A, B) in (C_0, C_1, .. C_n)^2)

newline alignl
drarrow
forall (A, B) in left((C_0, C_1, .. C_n) intersection S right)^2

newline alignl
~~~~ A = B ("car" (A, B) in S^2)

newline alignl
drarrow "#" (C_0, C_1, .. C_n) intersection S = 1 (1)

newline alignl ""

newline alignl
(C_0, C_1, .. C_n) intersection S = emptyset

newline alignl
"" drarrow
"#"((C_0, C_1, .. C_n) intersection S) = 0 (2)

newline alignl
""

newline alignl
(1) et (2) drarrow
overline underline
left lline
"#"((C_0, C_1, .. C_n) intersection S) &lt;= 1
right rline

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text>2°)</math:mtext>
            <math:mtext>notons</math:mtext>
            <math:mrow>
              <math:msub>
                <math:mi>k</math:mi>
                <math:mi>A</math:mi>
              </math:msub>
              <math:mo math:stretchy="false">=</math:mo>
              <math:mtext>#</math:mtext>
            </math:mrow>
            <math:mi>A</math:mi>
            <math:mi>,</math:mi>
            <math:mrow>
              <math:msub>
                <math:mi>k</math:mi>
                <math:mi>B</math:mi>
              </math:msub>
              <math:mo math:stretchy="false">=</math:mo>
              <math:mtext>#</math:mtext>
            </math:mrow>
            <math:mi>B</math:mi>
          </math:mrow>
        </math:mrow>
      </math:mtr>
      <math:mtr>
        <math:mrow>
          <math:mrow>
            <math:munder>
              <math:mo math:stretchy="false">∑</math:mo>
              <math:mrow>
                <math:mi>A</math:mi>
                <math:mo math:stretchy="false">∈</math:mo>
                <math:mi>S</math:mi>
              </math:mrow>
            </math:munder>
            <math:mrow>
              <math:mrow>
                <math:mo math:stretchy="false">(</math:mo>
                <math:mrow>
                  <math:mi>n</math:mi>
                  <math:mo math:stretchy="false">−</math:mo>
                  <math:msub>
                    <math:mi>k</math:mi>
                    <math:mi>A</math:mi>
                  </math:msub>
                </math:mrow>
                <math:mo math:stretchy="false">)</math:mo>
              </math:mrow>
              <math:mi>!</math:mi>
              <math:msub>
                <math:mi>k</math:mi>
                <math:mi>A</math:mi>
              </math:msub>
              <math:mi>!</math:mi>
            </math:mrow>
          </math:mrow>
        </math:mrow>
      </math:mtr>
      <math:mtr>
        <math:mrow>
          <math:mrow>
            <math:mrow/>
            <math:mo math:stretchy="false">=</math:mo>
            <math:mrow>
              <math:munder>
                <math:mo math:stretchy="false">∑</math:mo>
                <math:mrow>
                  <math:mi>A</math:mi>
                  <math:mo math:stretchy="false">∈</math:mo>
                  <math:mi>S</math:mi>
                </math:mrow>
              </math:munder>
              <math:mrow>
                <math:mtext>#</math:mtext>
                <math:mfenced math:open="{" math:close="}">
                  <math:mrow>
                    <math:mrow>
                      <math:mo math:stretchy="false">(</math:mo>
                      <math:mrow>
                        <math:msub>
                          <math:mi>C</math:mi>
                          <math:mn>1</math:mn>
                        </math:msub>
                        <math:mn>..</math:mn>
                        <math:msub>
                          <math:mi>C</math:mi>
                          <math:mi>n</math:mi>
                        </math:msub>
                      </math:mrow>
                      <math:mo math:stretchy="false">)</math:mo>
                    </math:mrow>
                    <math:mi math:fontstyle="italic">tq</math:mi>
                    <math:mrow>
                      <math:msub>
                        <math:mi>C</math:mi>
                        <math:msub>
                          <math:mi>k</math:mi>
                          <math:mi>A</math:mi>
                        </math:msub>
                      </math:msub>
                      <math:mo math:stretchy="false">=</math:mo>
                      <math:mi>A</math:mi>
                    </math:mrow>
                  </math:mrow>
                </math:mfenced>
              </math:mrow>
            </math:mrow>
          </math:mrow>
        </math:mrow>
      </math:mtr>
      <math:mtr>
        <math:mrow>
          <math:mrow>
            <math:mtext>comme</math:mtext>
            <math:mo math:stretchy="false">∀</math:mo>
            <math:mrow>
              <math:mrow>
                <math:mo math:stretchy="false">(</math:mo>
                <math:mrow>
                  <math:mi>A</math:mi>
                  <math:mi>,</math:mi>
                  <math:mi>B</math:mi>
                </math:mrow>
                <math:mo math:stretchy="false">)</math:mo>
              </math:mrow>
              <math:mo math:stretchy="false">∈</math:mo>
              <math:msup>
                <math:mi>S</math:mi>
                <math:mn>2</math:mn>
              </math:msup>
            </math:mrow>
            <math:mi>,</math:mi>
            <math:mrow>
              <math:mi>A</math:mi>
              <math:mo math:stretchy="false">≠</math:mo>
              <math:mi>B</math:mi>
            </math:mrow>
            <math:mo math:stretchy="false">⇒</math:mo>
            <math:mrow>
              <math:mrow>
                <math:mfenced math:open="{" math:close="}">
                  <math:mrow>
                    <math:mrow>
                      <math:mo math:stretchy="false">(</math:mo>
                      <math:mrow>
                        <math:msub>
                          <math:mi>C</math:mi>
                          <math:mn>1</math:mn>
                        </math:msub>
                        <math:mn>..</math:mn>
                        <math:msub>
                          <math:mi>C</math:mi>
                          <math:mi>n</math:mi>
                        </math:msub>
                      </math:mrow>
                      <math:mo math:stretchy="false">)</math:mo>
                    </math:mrow>
                    <math:mi math:fontstyle="italic">tq</math:mi>
                    <math:mrow>
                      <math:msub>
                        <math:mi>C</math:mi>
                        <math:msub>
                          <math:mi>k</math:mi>
                          <math:mi>A</math:mi>
                        </math:msub>
                      </math:msub>
                      <math:mo math:stretchy="false">=</math:mo>
                      <math:mi>A</math:mi>
                    </math:mrow>
                  </math:mrow>
                </math:mfenced>
                <math:mo math:stretchy="false">∩</math:mo>
                <math:mfenced math:open="{" math:close="}">
                  <math:mrow>
                    <math:mrow>
                      <math:mo math:stretchy="false">(</math:mo>
                      <math:mrow>
                        <math:msub>
                          <math:mi>C</math:mi>
                          <math:mn>1</math:mn>
                        </math:msub>
                        <math:mn>..</math:mn>
                        <math:msub>
                          <math:mi>C</math:mi>
                          <math:mi>n</math:mi>
                        </math:msub>
                      </math:mrow>
                      <math:mo math:stretchy="false">)</math:mo>
                    </math:mrow>
                    <math:mi math:fontstyle="italic">tq</math:mi>
                    <math:mrow>
                      <math:msub>
                        <math:mi>C</math:mi>
                        <math:msub>
                          <math:mi>k</math:mi>
                          <math:mi>B</math:mi>
                        </math:msub>
                      </math:msub>
                      <math:mo math:stretchy="false">=</math:mo>
                      <math:mi>B</math:mi>
                    </math:mrow>
                  </math:mrow>
                </math:mfenced>
              </math:mrow>
              <math:mo math:stretchy="false">=</math:mo>
              <math:mo math:stretchy="false">∅</math:mo>
            </math:mrow>
          </math:mrow>
        </math:mrow>
      </math:mtr>
      <math:mtr>
        <math:mrow>
          <math:mrow>
            <math:mtext>alors</math:mtext>
            <math:mrow>
              <math:mrow>
                <math:munder>
                  <math:mo math:stretchy="false">∑</math:mo>
                  <math:mrow>
                    <math:mi>A</math:mi>
                    <math:mo math:stretchy="false">∈</math:mo>
                    <math:mi>S</math:mi>
                  </math:mrow>
                </math:munder>
                <math:mrow>
                  <math:mrow>
                    <math:mo math:stretchy="false">(</math:mo>
                    <math:mrow>
                      <math:mi>n</math:mi>
                      <math:mo math:stretchy="false">−</math:mo>
                      <math:msub>
                        <math:mi>k</math:mi>
                        <math:mi>A</math:mi>
                      </math:msub>
                    </math:mrow>
                    <math:mo math:stretchy="false">)</math:mo>
                  </math:mrow>
                  <math:mi>!</math:mi>
                  <math:msub>
                    <math:mi>k</math:mi>
                    <math:mi>A</math:mi>
                  </math:msub>
                  <math:mi>!</math:mi>
                </math:mrow>
              </math:mrow>
              <math:mo math:stretchy="false">=</math:mo>
              <math:mtext>#</math:mtext>
            </math:mrow>
            <math:mrow>
              <math:mo math:stretchy="false">(</math:mo>
              <math:mrow>
                <math:mrow>
                  <math:mrow/>
                  <math:mo math:stretchy="false">∪</math:mo>
                  <math:munder>
                    <math:mrow/>
                    <math:mrow>
                      <math:mo math:stretchy="false">(</math:mo>
                      <math:mrow>
                        <math:mi>A</math:mi>
                        <math:mo math:stretchy="false">∈</math:mo>
                        <math:mi>S</math:mi>
                      </math:mrow>
                      <math:mo math:stretchy="false">)</math:mo>
                    </math:mrow>
                  </math:munder>
                </math:mrow>
                <math:mfenced math:open="{" math:close="}">
                  <math:mrow>
                    <math:mrow>
                      <math:mo math:stretchy="false">(</math:mo>
                      <math:mrow>
                        <math:msub>
                          <math:mi>C</math:mi>
                          <math:mn>1</math:mn>
                        </math:msub>
                        <math:mn>..</math:mn>
                        <math:msub>
                          <math:mi>C</math:mi>
                          <math:mi>n</math:mi>
                        </math:msub>
                      </math:mrow>
                      <math:mo math:stretchy="false">)</math:mo>
                    </math:mrow>
                    <math:mi math:fontstyle="italic">tq</math:mi>
                    <math:mrow>
                      <math:msub>
                        <math:mi>C</math:mi>
                        <math:msub>
                          <math:mi>k</math:mi>
                          <math:mi>A</math:mi>
                        </math:msub>
                      </math:msub>
                      <math:mo math:stretchy="false">=</math:mo>
                      <math:mi>A</math:mi>
                    </math:mrow>
                  </math:mrow>
                </math:mfenced>
              </math:mrow>
              <math:mo math:stretchy="false">)</math:mo>
            </math:mrow>
          </math:mrow>
        </math:mrow>
      </math:mtr>
      <math:mtr>
        <math:mrow>
          <math:mrow>
            <math:mtext>or</math:mtext>
            <math:mrow>
              <math:mrow/>
              <math:mo math:stretchy="false">∪</math:mo>
              <math:munder>
                <math:mrow/>
                <math:mrow>
                  <math:mo math:stretchy="false">(</math:mo>
                  <math:mrow>
                    <math:mi>A</math:mi>
                    <math:mo math:stretchy="false">∈</math:mo>
                    <math:mi>S</math:mi>
                  </math:mrow>
                  <math:mo math:stretchy="false">)</math:mo>
                </math:mrow>
              </math:munder>
            </math:mrow>
            <math:mrow>
              <math:mfenced math:open="{" math:close="}">
                <math:mrow>
                  <math:mrow>
                    <math:mo math:stretchy="false">(</math:mo>
                    <math:mrow>
                      <math:msub>
                        <math:mi>C</math:mi>
                        <math:mn>1</math:mn>
                      </math:msub>
                      <math:mn>..</math:mn>
                      <math:msub>
                        <math:mi>C</math:mi>
                        <math:mi>n</math:mi>
                      </math:msub>
                    </math:mrow>
                    <math:mo math:stretchy="false">)</math:mo>
                  </math:mrow>
                  <math:mi math:fontstyle="italic">tq</math:mi>
                  <math:mrow>
                    <math:msub>
                      <math:mi>C</math:mi>
                      <math:msub>
                        <math:mi>k</math:mi>
                        <math:mi>A</math:mi>
                      </math:msub>
                    </math:msub>
                    <math:mo math:stretchy="false">=</math:mo>
                    <math:mi>A</math:mi>
                  </math:mrow>
                </math:mrow>
              </math:mfenced>
              <math:mo math:stretchy="false">⊂</math:mo>
              <math:mfenced math:open="{" math:close="}">
                <math:mrow>
                  <math:mo math:stretchy="false">(</math:mo>
                  <math:mrow>
                    <math:msub>
                      <math:mi>C</math:mi>
                      <math:mn>1</math:mn>
                    </math:msub>
                    <math:mn>..</math:mn>
                    <math:msub>
                      <math:mi>C</math:mi>
                      <math:mi>n</math:mi>
                    </math:msub>
                  </math:mrow>
                  <math:mo math:stretchy="false">)</math:mo>
                </math:mrow>
              </math:mfenced>
            </math:mrow>
          </math:mrow>
        </math:mrow>
      </math:mtr>
      <math:mtr>
        <math:mrow>
          <math:mrow>
            <math:mo math:stretchy="false">⇒</math:mo>
            <math:mrow>
              <math:mrow>
                <math:munder>
                  <math:mo math:stretchy="false">∑</math:mo>
                  <math:mrow>
                    <math:mi>A</math:mi>
                    <math:mo math:stretchy="false">∈</math:mo>
                    <math:mi>S</math:mi>
                  </math:mrow>
                </math:munder>
                <math:mrow>
                  <math:mrow>
                    <math:mo math:stretchy="false">(</math:mo>
                    <math:mrow>
                      <math:mi>n</math:mi>
                      <math:mo math:stretchy="false">−</math:mo>
                      <math:msub>
                        <math:mi>k</math:mi>
                        <math:mi>A</math:mi>
                      </math:msub>
                    </math:mrow>
                    <math:mo math:stretchy="false">)</math:mo>
                  </math:mrow>
                  <math:mi>!</math:mi>
                  <math:msub>
                    <math:mi>k</math:mi>
                    <math:mi>A</math:mi>
                  </math:msub>
                  <math:mi>!</math:mi>
                </math:mrow>
              </math:mrow>
              <math:mo math:stretchy="false">≤</math:mo>
              <math:mtext>#</math:mtext>
            </math:mrow>
            <math:mrow>
              <math:mfenced math:open="{" math:close="}">
                <math:mrow>
                  <math:mo math:stretchy="false">(</math:mo>
                  <math:mrow>
                    <math:msub>
                      <math:mi>C</math:mi>
                      <math:mn>1</math:mn>
                    </math:msub>
                    <math:mn>..</math:mn>
                    <math:msub>
                      <math:mi>C</math:mi>
                      <math:mi>n</math:mi>
                    </math:msub>
                  </math:mrow>
                  <math:mo math:stretchy="false">)</math:mo>
                </math:mrow>
              </math:mfenced>
              <math:mo math:stretchy="false">=</math:mo>
              <math:mtext>#</math:mtext>
            </math:mrow>
            <math:mrow>
              <math:mfenced math:open="{" math:close="}">
                <math:mrow>
                  <math:mi math:fontstyle="italic">bijection</math:mi>
                  <math:mrow>
                    <math:mo math:stretchy="false">(</math:mo>
                    <math:mrow>
                      <math:mi>E</math:mi>
                      <math:mo math:stretchy="false">→</math:mo>
                      <math:mi>E</math:mi>
                    </math:mrow>
                    <math:mo math:stretchy="false">)</math:mo>
                  </math:mrow>
                </math:mrow>
              </math:mfenced>
              <math:mo math:stretchy="false">=</math:mo>
              <math:mi>n</math:mi>
            </math:mrow>
            <math:mi>!</math:mi>
          </math:mrow>
        </math:mrow>
      </math:mtr>
      <math:mtr>
        <math:mrow>
          <math:mrow>
            <math:mtext>comme</math:mtext>
            <math:mrow>
              <math:mfenced math:open="" math:close="">
                <math:mtable>
                  <math:mtr>
                    <math:mi>n</math:mi>
                  </math:mtr>
                  <math:mtr>
                    <math:mi>p</math:mi>
                  </math:mtr>
                </math:mtable>
              </math:mfenced>
              <math:mo math:stretchy="false">=</math:mo>
              <math:mfrac>
                <math:mrow>
                  <math:mi>n</math:mi>
                  <math:mi>!</math:mi>
                </math:mrow>
                <math:mrow>
                  <math:mrow>
                    <math:mo math:stretchy="false">(</math:mo>
                    <math:mrow>
                      <math:mi>n</math:mi>
                      <math:mo math:stretchy="false">−</math:mo>
                      <math:mi>p</math:mi>
                    </math:mrow>
                    <math:mo math:stretchy="false">)</math:mo>
                  </math:mrow>
                  <math:mi>!</math:mi>
                  <math:mi>p</math:mi>
                  <math:mi>!</math:mi>
                </math:mrow>
              </math:mfrac>
            </math:mrow>
          </math:mrow>
        </math:mrow>
      </math:mtr>
      <math:mtr>
        <math:mrow>
          <math:mrow>
            <math:mrow/>
            <math:mo math:stretchy="false">⇒</math:mo>
            <math:munder math:accentunder="true">
              <math:mover math:accent="true">
                <math:mfenced math:open="∣" math:close="∣">
                  <math:mrow>
                    <math:mrow>
                      <math:munder>
                        <math:mo math:stretchy="false">∑</math:mo>
                        <math:mrow>
                          <math:mi>A</math:mi>
                          <math:mo math:stretchy="false">∈</math:mo>
                          <math:mi>S</math:mi>
                        </math:mrow>
                      </math:munder>
                      <math:mfrac>
                        <math:mn>1</math:mn>
                        <math:mfenced math:open="" math:close="">
                          <math:mtable>
                            <math:mtr>
                              <math:mi>n</math:mi>
                            </math:mtr>
                            <math:mtr>
                              <math:msub>
                                <math:mi>k</math:mi>
                                <math:mi>A</math:mi>
                              </math:msub>
                            </math:mtr>
                          </math:mtable>
                        </math:mfenced>
                      </math:mfrac>
                    </math:mrow>
                    <math:mo math:stretchy="false">≤</math:mo>
                    <math:mn>1</math:mn>
                  </math:mrow>
                </math:mfenced>
                <math:mo>¯</math:mo>
              </math:mover>
              <math:mo>̲</math:mo>
            </math:munder>
          </math:mrow>
        </math:mrow>
      </math:mtr>
    </math:mtable>
    <math:annotation math:encoding="StarMath 5.0">alignl "2°)" "notons" k_A = "#"A, k_B = "#"B

newline alignl
sum from{A in S} {(n-k_A)! k_A!}

newline alignl
{}
=
sum from{A in S} {{"#" left lbrace {(C_1 .. C_n) tq C_{k_A} = A} right rbrace}}

newline alignl
"comme" forall (A,B) in S^2 ,
A&lt;&gt;B
drarrow
left lbrace {(C_1 .. C_n) tq C_{k_A} = A} right rbrace
intersection
left lbrace {(C_1 .. C_n) tq C_{k_B} = B} right rbrace = emptyset

newline alignl
"alors"
sum from{A in S} {(n-k_A)! k_A!} = "#" ({} union {} csub(A in S) {{left lbrace {(C_1 .. C_n) tq C_{k_A} = A} right rbrace}})

newline alignl
"or"
{} union {} csub(A in S) {{left lbrace {(C_1 .. C_n) tq C_{k_A} = A} right rbrace}}
subset
left lbrace{(C_1 .. C_n)} right rbrace

newline alignl
drarrow
sum from{A in S} {(n-k_A)! k_A!}
&lt;=
"#" left lbrace{(C_1 .. C_n)} right rbrace
=
"#" left lbrace{bijection (E rightarrow E)} right rbrace = n!


newline alignl
"comme" left( stack{n # p} right) = {n!} over {(n-p)!p!}

newline alignl
{} drarrow underline overline
left lline
{sum from {A in S} {1 over {left( stack{n # k_A} right)}} &lt;= 1}
right rline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3°)</math:mtext>
        </math:mrow>
      </math:mtr>
      <math:mtr>
        <math:mrow>
          <math:mrow>
            <math:mrow>
              <math:mrow>
                <math:mfrac>
                  <math:mrow>
                    <math:mtext>#</math:mtext>
                    <math:mi>A</math:mi>
                  </math:mrow>
                  <math:mrow>
                    <math:mi>w</math:mi>
                    <math:mrow>
                      <math:mo math:stretchy="false">(</math:mo>
                      <math:mi>n</math:mi>
                      <math:mo math:stretchy="false">)</math:mo>
                    </math:mrow>
                  </math:mrow>
                </math:mfrac>
                <math:mo math:stretchy="false">=</math:mo>
                <math:mrow>
                  <math:munder>
                    <math:mo math:stretchy="false">∑</math:mo>
                    <math:mrow>
                      <math:mi>A</math:mi>
                      <math:mo math:stretchy="false">∈</math:mo>
                      <math:mi>S</math:mi>
                    </math:mrow>
                  </math:munder>
                  <math:mfrac>
                    <math:mn>1</math:mn>
                    <math:mrow>
                      <math:mi>w</math:mi>
                      <math:mrow>
                        <math:mo math:stretchy="false">(</math:mo>
                        <math:mi>n</math:mi>
                        <math:mo math:stretchy="false">)</math:mo>
                      </math:mrow>
                    </math:mrow>
                  </math:mfrac>
                </math:mrow>
              </math:mrow>
              <math:mo math:stretchy="false">≤</math:mo>
              <math:mrow>
                <math:munder>
                  <math:mo math:stretchy="false">∑</math:mo>
                  <math:mrow>
                    <math:mi>A</math:mi>
                    <math:mo math:stretchy="false">∈</math:mo>
                    <math:mi>S</math:mi>
                  </math:mrow>
                </math:munder>
                <math:mfrac>
                  <math:mn>1</math:mn>
                  <math:mfenced math:open="" math:close="">
                    <math:mtable>
                      <math:mtr>
                        <math:mi>n</math:mi>
                      </math:mtr>
                      <math:mtr>
                        <math:mi>k</math:mi>
                      </math:mtr>
                    </math:mtable>
                  </math:mfenced>
                </math:mfrac>
              </math:mrow>
            </math:mrow>
            <math:mo math:stretchy="false">≤</math:mo>
            <math:mn>1</math:mn>
          </math:mrow>
        </math:mrow>
      </math:mtr>
      <math:mtr>
        <math:mrow>
          <math:mrow>
            <math:mtext/>
            <math:mo math:stretchy="false">⇒</math:mo>
            <math:mover math:accent="true">
              <math:munder math:accentunder="true">
                <math:mfenced math:open="∣" math:close="∣">
                  <math:mrow>
                    <math:mtext>#</math:mtext>
                    <math:mrow>
                      <math:mi>A</math:mi>
                      <math:mo math:stretchy="false">≤</math:mo>
                      <math:mi>w</math:mi>
                    </math:mrow>
                    <math:mrow>
                      <math:mo math:stretchy="false">(</math:mo>
                      <math:mi>n</math:mi>
                      <math:mo math:stretchy="false">)</math:mo>
                    </math:mrow>
                  </math:mrow>
                </math:mfenced>
                <math:mo>̲</math:mo>
              </math:munder>
              <math:mo>¯</math:mo>
            </math:mover>
          </math:mrow>
        </math:mrow>
      </math:mtr>
    </math:mtable>
    <math:annotation math:encoding="StarMath 5.0">alignl "3°)"

newline alignl
{"#"A} over {w(n)} = sum from{A in S} {1 over {w(n)}} &lt;= sum from{A in S} {1 over left( stack{n # k} right)} &lt;= 1

newline alignl
"" drarrow
overline underline
left lline
"#"A &lt;= w(n)
right rline
</math:annotation>
  </math:semantics>
</math:math>
</file>